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Pictures/100000000000005B000000902602F7F00F51A78D.png" manifest:media-type="image/png"/>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947cm" fo:margin-left="-0.199cm" style:page-number="auto" table:align="left" style:writing-mode="lr-tb"/>
    </style:style>
    <style:style style:name="Tabla1.A" style:family="table-column">
      <style:table-column-properties style:column-width="8.109cm"/>
    </style:style>
    <style:style style:name="Tabla1.B" style:family="table-column">
      <style:table-column-properties style:column-width="1.755cm"/>
    </style:style>
    <style:style style:name="Tabla1.C" style:family="table-column">
      <style:table-column-properties style:column-width="6.084cm"/>
    </style:style>
    <style:style style:name="Tabla1.1" style:family="table-row">
      <style:table-row-properties style:min-row-height="0.679cm" fo:keep-together="auto"/>
    </style:style>
    <style:style style:name="Tabla1.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1.C1" style:family="table-cell">
      <style:table-cell-properties style:vertical-align="top" fo:padding-left="0.191cm" fo:padding-right="0.191cm" fo:padding-top="0cm" fo:padding-bottom="0cm" fo:border="0.5pt solid #bfbfbf" style:writing-mode="lr-tb"/>
    </style:style>
    <style:style style:name="Tabla1.2" style:family="table-row">
      <style:table-row-properties style:min-row-height="0.173cm" fo:keep-together="auto"/>
    </style:style>
    <style:style style:name="Tabla1.3" style:family="table-row">
      <style:table-row-properties style:min-row-height="2.757cm" fo:keep-together="auto"/>
    </style:style>
    <style:style style:name="Tabla1.A4" style:family="table-cell">
      <style:table-cell-properties style:vertical-align="top" fo:padding-left="0.191cm" fo:padding-right="0.191cm" fo:padding-top="0cm" fo:padding-bottom="0cm" fo:border-left="0.5pt solid #bfbfbf" fo:border-right="none" fo:border-top="none" fo:border-bottom="0.5pt solid #bfbfbf" style:writing-mode="lr-tb"/>
    </style:style>
    <style:style style:name="Tabla1.B4" style:family="table-cell">
      <style:table-cell-properties style:vertical-align="top" fo:padding-left="0.191cm" fo:padding-right="0.191cm" fo:padding-top="0cm" fo:padding-bottom="0cm" fo:border-left="0.5pt solid #bfbfbf" fo:border-right="0.5pt solid #bfbfbf" fo:border-top="none" fo:border-bottom="0.5pt solid #bfbfbf" style:writing-mode="lr-tb"/>
    </style:style>
    <style:style style:name="Tabla2" style:family="table">
      <style:table-properties style:width="15.947cm" fo:margin-left="-0.199cm" table:align="left" style:writing-mode="lr-tb"/>
    </style:style>
    <style:style style:name="Tabla2.A" style:family="table-column">
      <style:table-column-properties style:column-width="15.947cm"/>
    </style:style>
    <style:style style:name="Tabla2.1" style:family="table-row">
      <style:table-row-properties style:min-row-height="2.916cm" fo:keep-together="auto"/>
    </style:style>
    <style:style style:name="Tabla2.A1" style:family="table-cell">
      <style:table-cell-properties style:vertical-align="top" fo:padding-left="0.191cm" fo:padding-right="0.191cm" fo:padding-top="0cm" fo:padding-bottom="0cm" fo:border="0.5pt solid #bfbfbf" style:writing-mode="lr-tb"/>
    </style:style>
    <style:style style:name="Tabla3" style:family="table">
      <style:table-properties style:width="15.961cm" fo:margin-left="-0.199cm" table:align="left" style:writing-mode="lr-tb"/>
    </style:style>
    <style:style style:name="Tabla3.A" style:family="table-column">
      <style:table-column-properties style:column-width="10.693cm"/>
    </style:style>
    <style:style style:name="Tabla3.B" style:family="table-column">
      <style:table-column-properties style:column-width="1.75cm"/>
    </style:style>
    <style:style style:name="Tabla3.C" style:family="table-column">
      <style:table-column-properties style:column-width="1.871cm"/>
    </style:style>
    <style:style style:name="Tabla3.D" style:family="table-column">
      <style:table-column-properties style:column-width="1.647cm"/>
    </style:style>
    <style:style style:name="Tabla3.1" style:family="table-row">
      <style:table-row-properties style:min-row-height="0.397cm" fo:keep-together="auto"/>
    </style:style>
    <style:style style:name="Tabla3.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3.D1" style:family="table-cell">
      <style:table-cell-properties style:vertical-align="top" fo:padding-left="0.191cm" fo:padding-right="0.191cm" fo:padding-top="0cm" fo:padding-bottom="0cm" fo:border="0.5pt solid #bfbfbf" style:writing-mode="lr-tb"/>
    </style:style>
    <style:style style:name="Tabla3.2" style:family="table-row">
      <style:table-row-properties style:min-row-height="0.529cm" fo:keep-together="auto"/>
    </style:style>
    <style:style style:name="Tabla3.A2" style:family="table-cell">
      <style:table-cell-properties style:vertical-align="top" fo:padding-left="0.191cm" fo:padding-right="0.191cm" fo:padding-top="0cm" fo:padding-bottom="0cm" fo:border-left="0.5pt solid #bfbfbf" fo:border-right="0.5pt solid #bfbfbf" fo:border-top="0.5pt solid #bfbfbf" fo:border-bottom="0.5pt solid #e7e6e6" style:writing-mode="lr-tb"/>
    </style:style>
    <style:style style:name="Tabla3.A3" style:family="table-cell">
      <style:table-cell-properties style:vertical-align="top" fo:padding-left="0.191cm" fo:padding-right="0.191cm" fo:padding-top="0cm" fo:padding-bottom="0cm" fo:border-left="0.5pt solid #e7e6e6" fo:border-right="none" fo:border-top="0.5pt solid #e7e6e6" fo:border-bottom="0.5pt solid #e7e6e6" style:writing-mode="lr-tb"/>
    </style:style>
    <style:style style:name="Tabla3.D3" style:family="table-cell">
      <style:table-cell-properties style:vertical-align="top" fo:padding-left="0.191cm" fo:padding-right="0.191cm" fo:padding-top="0cm" fo:padding-bottom="0cm" fo:border="0.5pt solid #e7e6e6" style:writing-mode="lr-tb"/>
    </style:style>
    <style:style style:name="Tabla3.A9" style:family="table-cell">
      <style:table-cell-properties style:vertical-align="top" fo:padding-left="0.191cm" fo:padding-right="0.191cm" fo:padding-top="0cm" fo:padding-bottom="0cm" fo:border-left="0.5pt solid #bfbfbf" fo:border-right="0.5pt solid #bfbfbf" fo:border-top="0.5pt solid #e7e6e6" fo:border-bottom="0.5pt solid #bfbfbf" style:writing-mode="lr-tb"/>
    </style:style>
    <style:style style:name="Tabla3.10" style:family="table-row">
      <style:table-row-properties style:min-row-height="0.203cm" fo:keep-together="auto"/>
    </style:style>
    <style:style style:name="Tabla3.11" style:family="table-row">
      <style:table-row-properties style:min-row-height="0.609cm" fo:keep-together="auto"/>
    </style:style>
    <style:style style:name="Tabla3.13" style:family="table-row">
      <style:table-row-properties style:min-row-height="0.344cm" fo:keep-together="auto"/>
    </style:style>
    <style:style style:name="Tabla3.19" style:family="table-row">
      <style:table-row-properties style:min-row-height="0.159cm" fo:keep-together="auto"/>
    </style:style>
    <style:style style:name="Tabla3.A19" style:family="table-cell">
      <style:table-cell-properties style:vertical-align="top" fo:padding-left="0.191cm" fo:padding-right="0.191cm" fo:padding-top="0cm" fo:padding-bottom="0cm" fo:border-left="0.5pt solid #bfbfbf" fo:border-right="none" fo:border-top="0.5pt solid #bfbfbf" fo:border-bottom="0.5pt solid #e7e6e6" style:writing-mode="lr-tb"/>
    </style:style>
    <style:style style:name="Tabla3.20" style:family="table-row">
      <style:table-row-properties style:min-row-height="0.661cm" fo:keep-together="auto"/>
    </style:style>
    <style:style style:name="Tabla3.A20" style:family="table-cell">
      <style:table-cell-properties style:vertical-align="top" fo:padding-left="0.191cm" fo:padding-right="0.191cm" fo:padding-top="0cm" fo:padding-bottom="0cm" fo:border-left="0.5pt solid #bfbfbf" fo:border-right="none" fo:border-top="0.5pt solid #e7e6e6" fo:border-bottom="0.5pt solid #e7e6e6" style:writing-mode="lr-tb"/>
    </style:style>
    <style:style style:name="Tabla3.D20" style:family="table-cell">
      <style:table-cell-properties style:vertical-align="top" fo:padding-left="0.191cm" fo:padding-right="0.191cm" fo:padding-top="0cm" fo:padding-bottom="0cm" fo:border-left="0.5pt solid #bfbfbf" fo:border-right="0.5pt solid #bfbfbf" fo:border-top="0.5pt solid #e7e6e6" fo:border-bottom="0.5pt solid #e7e6e6" style:writing-mode="lr-tb"/>
    </style:style>
    <style:style style:name="Tabla3.21" style:family="table-row">
      <style:table-row-properties style:min-row-height="0.185cm" fo:keep-together="auto"/>
    </style:style>
    <style:style style:name="Tabla3.24" style:family="table-row">
      <style:table-row-properties style:min-row-height="1.244cm" fo:keep-together="auto"/>
    </style:style>
    <style:style style:name="Tabla3.25" style:family="table-row">
      <style:table-row-properties style:min-row-height="2.215cm" fo:keep-together="auto"/>
    </style:style>
    <style:style style:name="Tabla3.28" style:family="table-row">
      <style:table-row-properties style:min-row-height="0.212cm" fo:keep-together="auto"/>
    </style:style>
    <style:style style:name="Tabla3.32" style:family="table-row">
      <style:table-row-properties style:min-row-height="1.118cm" fo:keep-together="auto"/>
    </style:style>
    <style:style style:name="Tabla3.34" style:family="table-row">
      <style:table-row-properties style:min-row-height="0.512cm" fo:keep-together="auto"/>
    </style:style>
    <style:style style:name="Tabla3.35" style:family="table-row">
      <style:table-row-properties style:min-row-height="0.78cm" fo:keep-together="auto"/>
    </style:style>
    <style:style style:name="Tabla3.36" style:family="table-row">
      <style:table-row-properties style:min-row-height="0.979cm" fo:keep-together="auto"/>
    </style:style>
    <style:style style:name="Tabla3.37" style:family="table-row">
      <style:table-row-properties style:min-row-height="0.557cm" fo:keep-together="auto"/>
    </style:style>
    <style:style style:name="Tabla3.40" style:family="table-row">
      <style:table-row-properties style:min-row-height="0.222cm" fo:keep-together="auto"/>
    </style:style>
    <style:style style:name="Tabla3.41" style:family="table-row">
      <style:table-row-properties style:min-row-height="2.48cm" fo:keep-together="auto"/>
    </style:style>
    <style:style style:name="Tabla3.44" style:family="table-row">
      <style:table-row-properties style:min-row-height="0.688cm" fo:keep-together="auto"/>
    </style:style>
    <style:style style:name="Tabla3.45" style:family="table-row">
      <style:table-row-properties style:min-row-height="0.573cm" fo:keep-together="auto"/>
    </style:style>
    <style:style style:name="Tabla3.47" style:family="table-row">
      <style:table-row-properties style:min-row-height="0.734cm" fo:keep-together="auto"/>
    </style:style>
    <style:style style:name="Tabla3.48" style:family="table-row">
      <style:table-row-properties style:min-row-height="0.362cm" fo:keep-together="auto"/>
    </style:style>
    <style:style style:name="Tabla3.49" style:family="table-row">
      <style:table-row-properties style:min-row-height="0.635cm" fo:keep-together="auto"/>
    </style:style>
    <style:style style:name="Tabla3.50" style:family="table-row">
      <style:table-row-properties style:min-row-height="0.556cm" fo:keep-together="auto"/>
    </style:style>
    <style:style style:name="Tabla3.55" style:family="table-row">
      <style:table-row-properties style:min-row-height="0.603cm" fo:keep-together="auto"/>
    </style:style>
    <style:style style:name="Tabla3.A55" style:family="table-cell">
      <style:table-cell-properties style:vertical-align="top" fo:padding-left="0.191cm" fo:padding-right="0.191cm" fo:padding-top="0cm" fo:padding-bottom="0cm" fo:border-left="0.5pt solid #bfbfbf" fo:border-right="none" fo:border-top="0.5pt solid #e7e6e6" fo:border-bottom="0.5pt solid #bfbfbf" style:writing-mode="lr-tb"/>
    </style:style>
    <style:style style:name="Tabla3.58" style:family="table-row">
      <style:table-row-properties style:min-row-height="0.82cm" fo:keep-together="auto"/>
    </style:style>
    <style:style style:name="Tabla3.59" style:family="table-row">
      <style:table-row-properties style:min-row-height="0.591cm" fo:keep-together="auto"/>
    </style:style>
    <style:style style:name="Tabla3.60" style:family="table-row">
      <style:table-row-properties style:min-row-height="1.005cm" fo:keep-together="auto"/>
    </style:style>
    <style:style style:name="Tabla3.66" style:family="table-row">
      <style:table-row-properties style:min-row-height="0.898cm" fo:keep-together="auto"/>
    </style:style>
    <style:style style:name="Tabla3.67" style:family="table-row">
      <style:table-row-properties style:min-row-height="0.296cm" fo:keep-together="auto"/>
    </style:style>
    <style:style style:name="Tabla3.68" style:family="table-row">
      <style:table-row-properties style:min-row-height="0.878cm" fo:keep-together="auto"/>
    </style:style>
    <style:style style:name="Tabla3.A69" style:family="table-cell">
      <style:table-cell-properties style:vertical-align="top" fo:background-color="#e7e6e6" fo:padding-left="0.191cm" fo:padding-right="0.191cm" fo:padding-top="0cm" fo:padding-bottom="0cm" fo:border="0.5pt solid #bfbfbf" style:writing-mode="lr-tb">
        <style:background-image/>
      </style:table-cell-properties>
    </style:style>
    <style:style style:name="Tabla3.70" style:family="table-row">
      <style:table-row-properties style:min-row-height="1.697cm" fo:keep-together="auto"/>
    </style:style>
    <style:style style:name="Tabla3.71" style:family="table-row">
      <style:table-row-properties style:min-row-height="0.101cm" fo:keep-together="auto"/>
    </style:style>
    <style:style style:name="Tabla3.72" style:family="table-row">
      <style:table-row-properties style:min-row-height="1.161cm" fo:keep-together="auto"/>
    </style:style>
    <style:style style:name="Tabla3.74" style:family="table-row">
      <style:table-row-properties style:min-row-height="0.372cm" fo:keep-together="auto"/>
    </style:style>
    <style:style style:name="Tabla3.88" style:family="table-row">
      <style:table-row-properties style:min-row-height="0.22cm" fo:keep-together="auto"/>
    </style:style>
    <style:style style:name="Tabla3.89" style:family="table-row">
      <style:table-row-properties style:min-row-height="3.256cm" fo:keep-together="auto"/>
    </style:style>
    <style:style style:name="Tabla3.90" style:family="table-row">
      <style:table-row-properties style:min-row-height="2.041cm" fo:keep-together="auto"/>
    </style:style>
    <style:style style:name="Tabla3.98" style:family="table-row">
      <style:table-row-properties style:min-row-height="0.58cm" fo:keep-together="auto"/>
    </style:style>
    <style:style style:name="Tabla3.107" style:family="table-row">
      <style:table-row-properties style:min-row-height="1.064cm" fo:keep-together="auto"/>
    </style:style>
    <style:style style:name="Tabla3.120" style:family="table-row">
      <style:table-row-properties style:min-row-height="0.503cm" fo:keep-together="auto"/>
    </style:style>
    <style:style style:name="Tabla3.123" style:family="table-row">
      <style:table-row-properties style:min-row-height="0.31cm" fo:keep-together="auto"/>
    </style:style>
    <style:style style:name="Tabla3.124" style:family="table-row">
      <style:table-row-properties style:min-row-height="0.346cm" fo:keep-together="auto"/>
    </style:style>
    <style:style style:name="Tabla3.125" style:family="table-row">
      <style:table-row-properties style:min-row-height="0.224cm" fo:keep-together="auto"/>
    </style:style>
    <style:style style:name="Tabla3.126" style:family="table-row">
      <style:table-row-properties style:min-row-height="0.303cm" fo:keep-together="auto"/>
    </style:style>
    <style:style style:name="Tabla3.131" style:family="table-row">
      <style:table-row-properties style:min-row-height="0.36cm" fo:keep-together="auto"/>
    </style:style>
    <style:style style:name="Tabla3.132" style:family="table-row">
      <style:table-row-properties style:min-row-height="0.272cm" fo:keep-together="auto"/>
    </style:style>
    <style:style style:name="Tabla3.134" style:family="table-row">
      <style:table-row-properties style:min-row-height="0.353cm" fo:keep-together="auto"/>
    </style:style>
    <style:style style:name="Tabla3.164" style:family="table-row">
      <style:table-row-properties style:min-row-height="3.332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font-name-complex="Times New Roman"/>
    </style:style>
    <style:style style:name="P3" style:family="paragraph" style:parent-style-name="Standard">
      <style:text-properties style:font-name="Times New Roman" fo:language="es" fo:country="AR" style:language-asian="es" style:country-asian="AR" style:font-name-complex="Times New Roman"/>
    </style:style>
    <style:style style:name="P4" style:family="paragraph" style:parent-style-name="Standard">
      <style:paragraph-properties style:snap-to-layout-grid="false"/>
      <style:text-properties style:font-name="Times New Roman" fo:language="es" fo:country="AR" style:language-asian="es" style:country-asian="AR" style:font-name-complex="Times New Roman"/>
    </style:style>
    <style:style style:name="P5"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text-properties fo:language="es" fo:country="AR"/>
    </style:style>
    <style:style style:name="P8" style:family="paragraph" style:parent-style-name="Standard">
      <style:text-properties fo:language="es" fo:country="AR" style:language-asian="es" style:country-asian="AR"/>
    </style:style>
    <style:style style:name="P9" style:family="paragraph" style:parent-style-name="Standard">
      <style:paragraph-properties style:snap-to-layout-grid="false"/>
      <style:text-properties fo:language="es" fo:country="AR" style:language-asian="es" style:country-asian="AR" style:font-name-complex="Arial"/>
    </style:style>
    <style:style style:name="P10" style:family="paragraph" style:parent-style-name="Standard">
      <style:paragraph-properties style:snap-to-layout-grid="false"/>
      <style:text-properties fo:language="es" fo:country="AR" officeooo:rsid="0006c5b1" officeooo:paragraph-rsid="0006c5b1" style:language-asian="es" style:country-asian="AR" style:font-name-complex="Arial"/>
    </style:style>
    <style:style style:name="P11" style:family="paragraph" style:parent-style-name="Standard">
      <style:paragraph-properties style:snap-to-layout-grid="false"/>
      <style:text-properties fo:language="es" fo:country="AR" officeooo:rsid="0006cbaf" officeooo:paragraph-rsid="0006cbaf" style:language-asian="es" style:country-asian="AR" style:font-name-complex="Arial"/>
    </style:style>
    <style:style style:name="P12" style:family="paragraph" style:parent-style-name="Standard">
      <style:paragraph-properties style:snap-to-layout-grid="false"/>
      <style:text-properties fo:language="es" fo:country="AR" officeooo:rsid="000bb1ab" officeooo:paragraph-rsid="000bb1ab" style:language-asian="es" style:country-asian="AR" style:font-name-complex="Arial"/>
    </style:style>
    <style:style style:name="P13" style:family="paragraph" style:parent-style-name="Standard">
      <style:paragraph-properties style:snap-to-layout-grid="false"/>
      <style:text-properties fo:language="es" fo:country="AR" officeooo:rsid="000d14d6" officeooo:paragraph-rsid="000d14d6" style:language-asian="es" style:country-asian="AR" style:font-name-complex="Arial"/>
    </style:style>
    <style:style style:name="P14" style:family="paragraph" style:parent-style-name="Standard">
      <style:paragraph-properties style:snap-to-layout-grid="false"/>
      <style:text-properties fo:language="es" fo:country="AR" officeooo:rsid="000ee3d1" officeooo:paragraph-rsid="000ee3d1" style:language-asian="es" style:country-asian="AR" style:font-name-complex="Arial"/>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officeooo:paragraph-rsid="00051a08"/>
    </style:style>
    <style:style style:name="P17" style:family="paragraph" style:parent-style-name="Standard">
      <style:text-properties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18" style:family="paragraph" style:parent-style-name="Standard">
      <style:text-properties fo:font-weight="bold" style:font-weight-asian="bold"/>
    </style:style>
    <style:style style:name="P19" style:family="paragraph" style:parent-style-name="Standard">
      <style:text-properties fo:color="#0000ff" style:font-name="Nimbus Roman No9 L" fo:font-style="italic" style:font-style-asian="italic" style:font-name-complex="Arial" style:font-style-complex="italic"/>
    </style:style>
    <style:style style:name="P20" style:family="paragraph" style:parent-style-name="Standard">
      <style:text-properties fo:color="#0000ff" style:font-name="Nimbus Roman No9 L" fo:font-size="12pt" fo:font-style="italic" style:font-size-asian="12pt" style:font-style-asian="italic" style:font-name-complex="Arial" style:font-size-complex="12pt" style:font-style-complex="italic"/>
    </style:style>
    <style:style style:name="P21" style:family="paragraph" style:parent-style-name="Standard">
      <style:paragraph-properties style:snap-to-layout-grid="false"/>
      <style:text-properties fo:color="#0000ff" style:font-name="Nimbus Roman No9 L" fo:font-size="12pt" fo:language="es" fo:country="AR" fo:font-style="italic" officeooo:rsid="0006cbaf" officeooo:paragraph-rsid="0006cbaf" style:font-size-asian="12pt" style:language-asian="es" style:country-asian="AR" style:font-style-asian="italic" style:font-name-complex="Arial" style:font-size-complex="12pt" style:font-style-complex="italic"/>
    </style:style>
    <style:style style:name="P22" style:family="paragraph" style:parent-style-name="Standard">
      <style:text-properties style:font-name-asian="MS Mincho"/>
    </style:style>
    <style:style style:name="P23" style:family="paragraph" style:parent-style-name="Standard">
      <style:text-properties fo:color="#ff0000"/>
    </style:style>
    <style:style style:name="P24" style:family="paragraph" style:parent-style-name="Standard">
      <style:text-properties fo:color="#ff0000" style:font-name-asian="MS Mincho"/>
    </style:style>
    <style:style style:name="P25" style:family="paragraph" style:parent-style-name="Standard">
      <style:paragraph-properties style:snap-to-layout-grid="false"/>
      <style:text-properties officeooo:rsid="00051a08" officeooo:paragraph-rsid="00051a08"/>
    </style:style>
    <style:style style:name="P26" style:family="paragraph" style:parent-style-name="Standard">
      <style:paragraph-properties style:snap-to-layout-grid="false"/>
      <style:text-properties style:text-underline-style="solid" style:text-underline-width="auto" style:text-underline-color="font-color" officeooo:rsid="00051a08" officeooo:paragraph-rsid="00051a08"/>
    </style:style>
    <style:style style:name="P27" style:family="paragraph" style:parent-style-name="Standard">
      <style:paragraph-properties style:snap-to-layout-grid="false"/>
      <style:text-properties officeooo:rsid="0006cbaf" officeooo:paragraph-rsid="0006cbaf"/>
    </style:style>
    <style:style style:name="P28" style:family="paragraph" style:parent-style-name="Header">
      <style:text-properties fo:language="none" fo:country="none" style:language-asian="none" style:country-asian="none"/>
    </style:style>
    <style:style style:name="P29" style:family="paragraph" style:parent-style-name="Header">
      <style:text-properties style:font-name-asian="Arial"/>
    </style:style>
    <style:style style:name="P30" style:family="paragraph" style:parent-style-name="Standard">
      <style:paragraph-properties fo:margin-top="0cm" fo:margin-bottom="0.176cm" loext:contextual-spacing="false"/>
    </style:style>
    <style:style style:name="P31" style:family="paragraph" style:parent-style-name="Heading">
      <style:paragraph-properties fo:margin-top="0cm" fo:margin-bottom="0.106cm" loext:contextual-spacing="false" fo:text-align="start" style:justify-single-word="false"/>
    </style:style>
    <style:style style:name="P32" style:family="paragraph" style:parent-style-name="Contents_20_3">
      <style:paragraph-properties>
        <style:tab-stops>
          <style:tab-stop style:position="2.822cm"/>
          <style:tab-stop style:position="14.988cm" style:type="right" style:leader-style="dotted" style:leader-text="."/>
        </style:tab-stops>
      </style:paragraph-properties>
    </style:style>
    <style:style style:name="P33" style:family="paragraph" style:parent-style-name="Standard" style:list-style-name="WW8Num25"/>
    <style:style style:name="P34" style:family="paragraph" style:parent-style-name="Standard" style:list-style-name="WW8Num23"/>
    <style:style style:name="P35" style:family="paragraph" style:parent-style-name="Standard" style:list-style-name="WW8Num30"/>
    <style:style style:name="P36" style:family="paragraph" style:parent-style-name="Standard" style:list-style-name="WW8Num4"/>
    <style:style style:name="P37" style:family="paragraph" style:parent-style-name="Standard" style:list-style-name="WW8Num4">
      <style:text-properties fo:background-color="#ffff00"/>
    </style:style>
    <style:style style:name="P38" style:family="paragraph" style:parent-style-name="Standard" style:list-style-name="WW8Num29"/>
    <style:style style:name="P39" style:family="paragraph" style:parent-style-name="Standard" style:list-style-name="WW8Num8"/>
    <style:style style:name="P40" style:family="paragraph" style:parent-style-name="Standard" style:list-style-name="WW8Num21"/>
    <style:style style:name="P41" style:family="paragraph" style:parent-style-name="Standard" style:list-style-name="WW8Num18"/>
    <style:style style:name="P42" style:family="paragraph" style:parent-style-name="Standard">
      <style:paragraph-properties style:snap-to-layout-grid="false"/>
      <style:text-properties fo:language="es" fo:country="AR" officeooo:rsid="0012e1d6" officeooo:paragraph-rsid="0012e1d6" style:language-asian="es" style:country-asian="AR" style:font-name-complex="Arial"/>
    </style:style>
    <style:style style:name="P43" style:family="paragraph" style:parent-style-name="Standard">
      <style:paragraph-properties style:snap-to-layout-grid="false"/>
      <style:text-properties officeooo:rsid="0012e1d6" officeooo:paragraph-rsid="0012e1d6" style:language-asian="es" style:country-asian="AR" style:font-name-complex="Arial"/>
    </style:style>
    <style:style style:name="P44" style:family="paragraph" style:parent-style-name="Standard">
      <style:paragraph-properties style:snap-to-layout-grid="false"/>
      <style:text-properties officeooo:rsid="000ee3d1" officeooo:paragraph-rsid="000ee3d1" style:language-asian="es" style:country-asian="AR" style:font-name-complex="Arial"/>
    </style:style>
    <style:style style:name="P45" style:family="paragraph" style:parent-style-name="Standard">
      <style:paragraph-properties style:snap-to-layout-grid="false"/>
      <style:text-properties style:language-asian="es" style:country-asian="AR" style:font-name-complex="Arial"/>
    </style:style>
    <style:style style:name="P46" style:family="paragraph" style:parent-style-name="Standard">
      <style:paragraph-properties style:snap-to-layout-grid="false"/>
      <style:text-properties officeooo:rsid="001382fb" officeooo:paragraph-rsid="001382fb" style:language-asian="es" style:country-asian="AR" style:font-name-complex="Arial"/>
    </style:style>
    <style:style style:name="P47" style:family="paragraph" style:parent-style-name="Standard">
      <style:paragraph-properties style:snap-to-layout-grid="false"/>
      <style:text-properties officeooo:rsid="00140e0b" officeooo:paragraph-rsid="00140e0b" style:language-asian="es" style:country-asian="AR" style:font-name-complex="Arial"/>
    </style:style>
    <style:style style:name="P48" style:family="paragraph" style:parent-style-name="Standard">
      <style:paragraph-properties style:snap-to-layout-grid="false"/>
      <style:text-properties officeooo:rsid="001470f1" officeooo:paragraph-rsid="001470f1" style:language-asian="es" style:country-asian="AR" style:font-name-complex="Arial"/>
    </style:style>
    <style:style style:name="P49" style:family="paragraph" style:parent-style-name="Standard">
      <style:paragraph-properties style:snap-to-layout-grid="false"/>
      <style:text-properties fo:font-weight="bold" officeooo:rsid="00140e0b" officeooo:paragraph-rsid="00140e0b" style:language-asian="es" style:country-asian="AR" style:font-weight-asian="bold" style:font-name-complex="Arial" style:font-weight-complex="bold"/>
    </style:style>
    <style:style style:name="P50" style:family="paragraph" style:parent-style-name="Heading_20_3" style:list-style-name="WW8Num22">
      <style:text-properties fo:color="#0000ff" fo:language="es" fo:country="AR" style:language-asian="es" style:country-asian="AR"/>
    </style:style>
    <style:style style:name="P51" style:family="paragraph" style:parent-style-name="Heading_20_6">
      <style:paragraph-properties fo:text-align="center" style:justify-single-word="false"/>
      <style:text-properties fo:font-size="8pt" style:font-size-asian="8pt" style:font-size-complex="8pt"/>
    </style:style>
    <style:style style:name="P52" style:family="paragraph" style:parent-style-name="Heading_20_8">
      <style:text-properties fo:language="es" fo:country="AR"/>
    </style:style>
    <style:style style:name="P53" style:family="paragraph" style:parent-style-name="Párrafo_20_de_20_lista" style:list-style-name="WW8Num19">
      <style:paragraph-properties fo:margin-top="0cm" fo:margin-bottom="0.212cm" loext:contextual-spacing="false"/>
    </style:style>
    <style:style style:name="P54" style:family="paragraph">
      <loext:graphic-properties draw:fill="none" draw:fill-color="#ffffff"/>
      <style:paragraph-properties fo:text-align="center" style:writing-mode="lr-tb"/>
    </style:style>
    <style:style style:name="T1" style:family="text">
      <style:text-properties fo:font-size="12pt" fo:font-weight="bold" style:font-size-asian="12pt" style:font-weight-asian="bold"/>
    </style:style>
    <style:style style:name="T2" style:family="text">
      <style:text-properties style:font-name-asian="Arial"/>
    </style:style>
    <style:style style:name="T3" style:family="text">
      <style:text-properties officeooo:rsid="0006c5b1"/>
    </style:style>
    <style:style style:name="T4" style:family="text">
      <style:text-properties fo:language="es" fo:country="AR"/>
    </style:style>
    <style:style style:name="T5" style:family="text">
      <style:text-properties fo:language="es" fo:country="AR" fo:font-weight="bold" style:language-asian="none" style:country-asian="none" style:font-weight-asian="bold"/>
    </style:style>
    <style:style style:name="T6" style:family="text">
      <style:text-properties fo:language="es" fo:country="AR" style:language-asian="none" style:country-asian="none"/>
    </style:style>
    <style:style style:name="T7" style:family="text">
      <style:text-properties fo:font-weight="normal" officeooo:rsid="00051a08" style:font-weight-asian="normal" style:font-weight-complex="normal"/>
    </style:style>
    <style:style style:name="T8" style:family="text">
      <style:text-properties fo:language="none" fo:country="none" style:language-asian="none" style:country-asian="none"/>
    </style:style>
    <style:style style:name="T9" style:family="text">
      <style:text-properties style:font-name="Calibri" fo:font-size="11pt" fo:language="none" fo:country="none" style:font-size-asian="11pt" style:language-asian="none" style:country-asian="none" style:font-name-complex="Calibri" style:font-size-complex="11pt"/>
    </style:style>
    <style:style style:name="T10" style:family="text">
      <style:text-properties fo:font-weight="bold" style:font-weight-asian="bold"/>
    </style:style>
    <style:style style:name="T11" style:family="text">
      <style:text-properties fo:color="#0000ff" style:font-name="Nimbus Roman No9 L" fo:font-style="italic" style:font-style-asian="italic" style:font-name-complex="Arial" style:font-style-complex="italic"/>
    </style:style>
    <style:style style:name="T12" style:family="text">
      <style:text-properties fo:color="#0000ff" fo:language="es" fo:country="MX"/>
    </style:style>
    <style:style style:name="T13" style:family="text">
      <style:text-properties style:font-name-asian="Calibri"/>
    </style:style>
    <style:style style:name="T14" style:family="text">
      <style:text-properties style:font-name-asian="MS Mincho"/>
    </style:style>
    <style:style style:name="T15" style:family="text">
      <style:text-properties style:font-name="Nimbus Roman No9 L" fo:font-style="italic" style:font-style-asian="italic" style:font-name-complex="Arial" style:font-style-complex="italic"/>
    </style:style>
    <style:style style:name="T16" style:family="text">
      <style:text-properties fo:language="es" fo:country="MX"/>
    </style:style>
    <style:style style:name="T17" style:family="text">
      <style:text-properties fo:background-color="#ffff00" loext:char-shading-value="0"/>
    </style:style>
    <style:style style:name="T18" style:family="text">
      <style:text-properties fo:background-color="#00ffff" loext:char-shading-value="0"/>
    </style:style>
    <style:style style:name="T19" style:family="text">
      <style:text-properties style:text-underline-style="solid" style:text-underline-width="auto" style:text-underline-color="font-color"/>
    </style:style>
    <style:style style:name="T20" style:family="text">
      <style:text-properties officeooo:rsid="0012e1d6"/>
    </style:style>
    <style:style style:name="T2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h text:style-name="P52" text:outline-level="8">Proyecto</text:h>
            <text:p text:style-name="P7">Primer Trabajo Practico Sistemas Operativos</text:p>
          </table:table-cell>
          <table:table-cell table:style-name="Tabla1.A1" office:value-type="string">
            <text:h text:style-name="P52" text:outline-level="8">Grupo</text:h>
            <text:p text:style-name="P7"><text:s text:c="7"/><text:span text:style-name="T3">1</text:span></text:p>
          </table:table-cell>
          <table:table-cell table:style-name="Tabla1.C1" office:value-type="string">
            <text:h text:style-name="Heading_20_8" text:outline-level="8">Fecha de Vencimiento</text:h>
            <text:p text:style-name="Standard">30 de Abril de 2019 22 horas</text:p>
          </table:table-cell>
        </table:table-row>
        <table:table-row table:style-name="Tabla1.2">
          <table:table-cell table:style-name="Tabla1.A1" office:value-type="string">
            <text:h text:style-name="Heading_20_9" text:outline-level="9"><text:span text:style-name="Strong_20_Emphasis">Integrantes: Padrón, Nombre y Apellido</text:span></text:h>
          </table:table-cell>
          <table:table-cell table:style-name="Tabla1.C1" table:number-columns-spanned="2" office:value-type="string">
            <text:h text:style-name="Heading_20_9" text:outline-level="9"><text:span text:style-name="Strong_20_Emphasis">Correo Electrónico</text:span></text:h>
          </table:table-cell>
          <table:covered-table-cell/>
        </table:table-row>
        <table:table-row table:style-name="Tabla1.3">
          <table:table-cell table:style-name="Tabla1.A1" office:value-type="string">
            <text:p text:style-name="P16"><text:span text:style-name="Strong_20_Emphasis"><text:span text:style-name="T7">91076 Porras, Sherly</text:span></text:span></text:p>
            <text:p text:style-name="P16"><text:span text:style-name="Strong_20_Emphasis"><text:span text:style-name="T7">94667 Fernandez, Gonzalo</text:span></text:span></text:p>
            <text:p text:style-name="P16"><text:span text:style-name="Strong_20_Emphasis"><text:span text:style-name="T7">87039 Flores, Zoraida</text:span></text:span></text:p>
            <text:p text:style-name="P16"><text:span text:style-name="Strong_20_Emphasis"><text:span text:style-name="T7">90928 Alvarez, Natalia</text:span></text:span></text:p>
            <text:p text:style-name="P16"><text:span text:style-name="Strong_20_Emphasis"><text:span text:style-name="T7">86125 Fonzalida, Miguel</text:span></text:span></text:p>
          </table:table-cell>
          <table:table-cell table:style-name="Tabla1.C1" table:number-columns-spanned="2" office:value-type="string">
            <text:p text:style-name="P25"><text:a xlink:type="simple" xlink:href="mailto:sherfiuba@gmail.com" text:style-name="Internet_20_link" text:visited-style-name="Visited_20_Internet_20_Link"><text:span text:style-name="T19">sherfiuba@gmail.com</text:span></text:a></text:p>
            <text:p text:style-name="P25"><text:a xlink:type="simple" xlink:href="mailto:Gmf_92@gmail.com" text:style-name="Internet_20_link" text:visited-style-name="Visited_20_Internet_20_Link"><text:span text:style-name="T19">Gmf_92@gmail.com</text:span></text:a></text:p>
            <text:p text:style-name="P25"><text:a xlink:type="simple" xlink:href="mailto:zoraidayflores@gmail.com" text:style-name="Internet_20_link" text:visited-style-name="Visited_20_Internet_20_Link"><text:span text:style-name="T19">zoraidayflores@gmail.com</text:span></text:a></text:p>
            <text:p text:style-name="P25"><text:a xlink:type="simple" xlink:href="mailto:natalia.nayla.alvarez@gmail.com" text:style-name="Internet_20_link" text:visited-style-name="Visited_20_Internet_20_Link"><text:span text:style-name="T19">natalia.nayla.alvarez@gmail.com</text:span></text:a></text:p>
            <text:p text:style-name="P26"><text:a xlink:type="simple" xlink:href="mailto:Nucleo86f@gmail.com" text:style-name="Internet_20_link" text:visited-style-name="Visited_20_Internet_20_Link">Nucleo86f@gmail.com</text:a></text:p>
            <text:p text:style-name="P26"/>
          </table:table-cell>
          <table:covered-table-cell/>
        </table:table-row>
        <table:table-row table:style-name="Tabla1.3">
          <table:table-cell table:style-name="Tabla1.A4" office:value-type="string">
            <text:p text:style-name="P25"/>
          </table:table-cell>
          <table:table-cell table:style-name="Tabla1.B4" table:number-columns-spanned="2" office:value-type="string">
            <text:p text:style-name="P25"/>
          </table:table-cell>
          <table:covered-table-cell/>
        </table:table-row>
      </table:table>
      <text:p text:style-name="Standard"/>
      <table:table table:name="Tabla2" table:style-name="Tabla2">
        <table:table-column table:style-name="Tabla2.A"/>
        <table:table-row table:style-name="Tabla2.1">
          <table:table-cell table:style-name="Tabla2.A1" office:value-type="string">
            <text:h text:style-name="P52" text:outline-level="8">Instrucciones</text:h>
            <text:p text:style-name="P30">Descargar el archivo Word llamado sotp2019_1C y la planilla Excel llamada Estructuras_y_Datos</text:p>
            <text:p text:style-name="P30">En el Word se encuentra el enunciado del TP</text:p>
            <text:p text:style-name="P30">En el Excel se encuentra el layout de las estructuras, los datos del archivo de operadores, los datos del archivo de novedades, y 5 casos de prueba</text:p>
            <text:p text:style-name="P30">Armen los archivos maestros y los casos de prueba respetando la estructura</text:p>
            <text:h text:style-name="P52" text:outline-level="8">Descripción</text:h>
            <text:p text:style-name="P30">Se reciben archivos con información de piezas de correo que deben ser distribuidas por distintos operadores de logística</text:p>
            <text:p text:style-name="P30">Cada archivo contiene registros de varios operadores y se debe crear un archivo por cada operador cumpliendo con el formato especificado, previa validación del input y valorización del precio de entrega</text:p>
            <text:h text:style-name="P52" text:outline-level="8">Trabajo Por Realizar </text:h>
            <text:p text:style-name="Standard">Se debe realizar un script de instalación, uno de inicialización y un proceso que lee el input, lo valida y crea los archivos de salida. </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 </text:p>
            <text:list xml:id="list1815887868" text:style-name="WW8Num25">
              <text:list-item>
                <text:p text:style-name="P33">SI, cuando la entrega cumple con lo solicitado </text:p>
              </text:list-item>
              <text:list-item>
                <text:p text:style-name="P33">NO, si no cumple con lo solicitado o no puede dar evidencia de ello </text:p>
              </text:list-item>
              <text:list-item>
                <text:p text:style-name="P33">NA si el ítem no aplica a su solución </text:p>
              </text:list-item>
            </text:list>
            <text:p text:style-name="P30">El TP vence el 30 de abril a las 22 horas, es decir que deben remitir la entrega por correo electrónico antes de esa hora.</text:p>
          </table:table-cell>
        </table:table-row>
      </table:table>
      <text:p text:style-name="Título_20_de_20_TDC">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6091986" text:style-name="Internet_20_link" text:visited-style-name="Visited_20_Internet_20_Link"><text:span text:style-name="T8">Autoevaluación<text:tab/>2</text:span></text:a></text:p>
          <text:p text:style-name="P32"><text:a xlink:type="simple" xlink:href="#__RefHeading___Toc6091987" text:style-name="Internet_20_link" text:visited-style-name="Visited_20_Internet_20_Link"><text:span text:style-name="T5">Punto 1.</text:span></text:a><text:a xlink:type="simple" xlink:href="#__RefHeading___Toc6091987" text:style-name="Internet_20_link" text:visited-style-name="Visited_20_Internet_20_Link"><text:span text:style-name="T9"><text:tab/></text:span></text:a><text:a xlink:type="simple" xlink:href="#__RefHeading___Toc6091987" text:style-name="Internet_20_link" text:visited-style-name="Visited_20_Internet_20_Link"><text:span text:style-name="T6">Entrega del TP</text:span></text:a><text:a xlink:type="simple" xlink:href="#__RefHeading___Toc6091987" text:style-name="Internet_20_link" text:visited-style-name="Visited_20_Internet_20_Link"><text:span text:style-name="T8"><text:tab/>2</text:span></text:a></text:p>
          <text:p text:style-name="P32"><text:a xlink:type="simple" xlink:href="#__RefHeading___Toc6091988" text:style-name="Internet_20_link" text:visited-style-name="Visited_20_Internet_20_Link"><text:span text:style-name="T5">Punto 2.</text:span></text:a><text:a xlink:type="simple" xlink:href="#__RefHeading___Toc6091988" text:style-name="Internet_20_link" text:visited-style-name="Visited_20_Internet_20_Link"><text:span text:style-name="T9"><text:tab/></text:span></text:a><text:a xlink:type="simple" xlink:href="#__RefHeading___Toc6091988" text:style-name="Internet_20_link" text:visited-style-name="Visited_20_Internet_20_Link"><text:span text:style-name="T6">Documentación conteniendo</text:span></text:a><text:a xlink:type="simple" xlink:href="#__RefHeading___Toc6091988" text:style-name="Internet_20_link" text:visited-style-name="Visited_20_Internet_20_Link"><text:span text:style-name="T8"><text:tab/>2</text:span></text:a></text:p>
          <text:p text:style-name="P32"><text:a xlink:type="simple" xlink:href="#__RefHeading___Toc6091989" text:style-name="Internet_20_link" text:visited-style-name="Visited_20_Internet_20_Link"><text:span text:style-name="T5">Punto 3.</text:span></text:a><text:a xlink:type="simple" xlink:href="#__RefHeading___Toc6091989" text:style-name="Internet_20_link" text:visited-style-name="Visited_20_Internet_20_Link"><text:span text:style-name="T9"><text:tab/></text:span></text:a><text:a xlink:type="simple" xlink:href="#__RefHeading___Toc6091989" text:style-name="Internet_20_link" text:visited-style-name="Visited_20_Internet_20_Link"><text:span text:style-name="T6">Archivo Readme conteniendo</text:span></text:a><text:a xlink:type="simple" xlink:href="#__RefHeading___Toc6091989" text:style-name="Internet_20_link" text:visited-style-name="Visited_20_Internet_20_Link"><text:span text:style-name="T8"><text:tab/>2</text:span></text:a></text:p>
          <text:p text:style-name="P32"><text:a xlink:type="simple" xlink:href="#__RefHeading___Toc6091990" text:style-name="Internet_20_link" text:visited-style-name="Visited_20_Internet_20_Link"><text:span text:style-name="T5">Punto 4.</text:span></text:a><text:a xlink:type="simple" xlink:href="#__RefHeading___Toc6091990" text:style-name="Internet_20_link" text:visited-style-name="Visited_20_Internet_20_Link"><text:span text:style-name="T9"><text:tab/></text:span></text:a><text:a xlink:type="simple" xlink:href="#__RefHeading___Toc6091990" text:style-name="Internet_20_link" text:visited-style-name="Visited_20_Internet_20_Link"><text:span text:style-name="T6">Paquete de instalación</text:span></text:a><text:a xlink:type="simple" xlink:href="#__RefHeading___Toc6091990" text:style-name="Internet_20_link" text:visited-style-name="Visited_20_Internet_20_Link"><text:span text:style-name="T8"><text:tab/>3</text:span></text:a></text:p>
          <text:p text:style-name="P32"><text:a xlink:type="simple" xlink:href="#__RefHeading___Toc6091991" text:style-name="Internet_20_link" text:visited-style-name="Visited_20_Internet_20_Link"><text:span text:style-name="T5">Punto 5.</text:span></text:a><text:a xlink:type="simple" xlink:href="#__RefHeading___Toc6091991" text:style-name="Internet_20_link" text:visited-style-name="Visited_20_Internet_20_Link"><text:span text:style-name="T9"><text:tab/></text:span></text:a><text:a xlink:type="simple" xlink:href="#__RefHeading___Toc6091991" text:style-name="Internet_20_link" text:visited-style-name="Visited_20_Internet_20_Link"><text:span text:style-name="T6">Test del paquete de instalación</text:span></text:a><text:a xlink:type="simple" xlink:href="#__RefHeading___Toc6091991" text:style-name="Internet_20_link" text:visited-style-name="Visited_20_Internet_20_Link"><text:span text:style-name="T8"><text:tab/>3</text:span></text:a></text:p>
          <text:p text:style-name="P32"><text:a xlink:type="simple" xlink:href="#__RefHeading___Toc6091992" text:style-name="Internet_20_link" text:visited-style-name="Visited_20_Internet_20_Link"><text:span text:style-name="T5">Punto 6.</text:span></text:a><text:a xlink:type="simple" xlink:href="#__RefHeading___Toc6091992" text:style-name="Internet_20_link" text:visited-style-name="Visited_20_Internet_20_Link"><text:span text:style-name="T9"><text:tab/></text:span></text:a><text:a xlink:type="simple" xlink:href="#__RefHeading___Toc6091992" text:style-name="Internet_20_link" text:visited-style-name="Visited_20_Internet_20_Link"><text:span text:style-name="T6">Instalación</text:span></text:a><text:a xlink:type="simple" xlink:href="#__RefHeading___Toc6091992" text:style-name="Internet_20_link" text:visited-style-name="Visited_20_Internet_20_Link"><text:span text:style-name="T8"><text:tab/>3</text:span></text:a></text:p>
          <text:p text:style-name="P32"><text:soft-page-break/><text:a xlink:type="simple" xlink:href="#__RefHeading___Toc6091993" text:style-name="Internet_20_link" text:visited-style-name="Visited_20_Internet_20_Link"><text:span text:style-name="T5">Punto 7.</text:span></text:a><text:a xlink:type="simple" xlink:href="#__RefHeading___Toc6091993" text:style-name="Internet_20_link" text:visited-style-name="Visited_20_Internet_20_Link"><text:span text:style-name="T9"><text:tab/></text:span></text:a><text:a xlink:type="simple" xlink:href="#__RefHeading___Toc6091993" text:style-name="Internet_20_link" text:visited-style-name="Visited_20_Internet_20_Link"><text:span text:style-name="T6">Prueba de la instalación</text:span></text:a><text:a xlink:type="simple" xlink:href="#__RefHeading___Toc6091993" text:style-name="Internet_20_link" text:visited-style-name="Visited_20_Internet_20_Link"><text:span text:style-name="T8"><text:tab/>4</text:span></text:a></text:p>
          <text:p text:style-name="P32"><text:a xlink:type="simple" xlink:href="#__RefHeading___Toc6091994" text:style-name="Internet_20_link" text:visited-style-name="Visited_20_Internet_20_Link"><text:span text:style-name="T5">Punto 8.</text:span></text:a><text:a xlink:type="simple" xlink:href="#__RefHeading___Toc6091994" text:style-name="Internet_20_link" text:visited-style-name="Visited_20_Internet_20_Link"><text:span text:style-name="T9"><text:tab/></text:span></text:a><text:a xlink:type="simple" xlink:href="#__RefHeading___Toc6091994" text:style-name="Internet_20_link" text:visited-style-name="Visited_20_Internet_20_Link"><text:span text:style-name="T6">Inicialización</text:span></text:a><text:a xlink:type="simple" xlink:href="#__RefHeading___Toc6091994" text:style-name="Internet_20_link" text:visited-style-name="Visited_20_Internet_20_Link"><text:span text:style-name="T8"><text:tab/>5</text:span></text:a></text:p>
          <text:p text:style-name="P32"><text:a xlink:type="simple" xlink:href="#__RefHeading___Toc6091995" text:style-name="Internet_20_link" text:visited-style-name="Visited_20_Internet_20_Link"><text:span text:style-name="T5">Punto 9.</text:span></text:a><text:a xlink:type="simple" xlink:href="#__RefHeading___Toc6091995" text:style-name="Internet_20_link" text:visited-style-name="Visited_20_Internet_20_Link"><text:span text:style-name="T9"><text:tab/></text:span></text:a><text:a xlink:type="simple" xlink:href="#__RefHeading___Toc6091995" text:style-name="Internet_20_link" text:visited-style-name="Visited_20_Internet_20_Link"><text:span text:style-name="T6">Prueba de inicialización</text:span></text:a><text:a xlink:type="simple" xlink:href="#__RefHeading___Toc6091995" text:style-name="Internet_20_link" text:visited-style-name="Visited_20_Internet_20_Link"><text:span text:style-name="T8"><text:tab/>6</text:span></text:a></text:p>
          <text:p text:style-name="P32"><text:a xlink:type="simple" xlink:href="#__RefHeading___Toc6091996" text:style-name="Internet_20_link" text:visited-style-name="Visited_20_Internet_20_Link"><text:span text:style-name="T5">Punto 10.</text:span></text:a><text:a xlink:type="simple" xlink:href="#__RefHeading___Toc6091996" text:style-name="Internet_20_link" text:visited-style-name="Visited_20_Internet_20_Link"><text:span text:style-name="T9"><text:tab/></text:span></text:a><text:a xlink:type="simple" xlink:href="#__RefHeading___Toc6091996" text:style-name="Internet_20_link" text:visited-style-name="Visited_20_Internet_20_Link"><text:span text:style-name="T6">Proceso</text:span></text:a><text:a xlink:type="simple" xlink:href="#__RefHeading___Toc6091996" text:style-name="Internet_20_link" text:visited-style-name="Visited_20_Internet_20_Link"><text:span text:style-name="T8"><text:tab/>7</text:span></text:a></text:p>
          <text:p text:style-name="P32"><text:a xlink:type="simple" xlink:href="#__RefHeading___Toc6091997" text:style-name="Internet_20_link" text:visited-style-name="Visited_20_Internet_20_Link"><text:span text:style-name="T5">Punto 11.</text:span></text:a><text:a xlink:type="simple" xlink:href="#__RefHeading___Toc6091997" text:style-name="Internet_20_link" text:visited-style-name="Visited_20_Internet_20_Link"><text:span text:style-name="T9"><text:tab/></text:span></text:a><text:a xlink:type="simple" xlink:href="#__RefHeading___Toc6091997" text:style-name="Internet_20_link" text:visited-style-name="Visited_20_Internet_20_Link"><text:span text:style-name="T6">Start y Stop</text:span></text:a><text:a xlink:type="simple" xlink:href="#__RefHeading___Toc6091997" text:style-name="Internet_20_link" text:visited-style-name="Visited_20_Internet_20_Link"><text:span text:style-name="T8"><text:tab/>8</text:span></text:a></text:p>
          <text:p text:style-name="P32"><text:a xlink:type="simple" xlink:href="#__RefHeading___Toc6091998" text:style-name="Internet_20_link" text:visited-style-name="Visited_20_Internet_20_Link"><text:span text:style-name="T5">Punto 12.</text:span></text:a><text:a xlink:type="simple" xlink:href="#__RefHeading___Toc6091998" text:style-name="Internet_20_link" text:visited-style-name="Visited_20_Internet_20_Link"><text:span text:style-name="T9"><text:tab/></text:span></text:a><text:a xlink:type="simple" xlink:href="#__RefHeading___Toc6091998" text:style-name="Internet_20_link" text:visited-style-name="Visited_20_Internet_20_Link"><text:span text:style-name="T6">Prueba del Proceso</text:span></text:a><text:a xlink:type="simple" xlink:href="#__RefHeading___Toc6091998" text:style-name="Internet_20_link" text:visited-style-name="Visited_20_Internet_20_Link"><text:span text:style-name="T8"><text:tab/>8</text:span></text:a></text:p>
        </text:index-body>
      </text:table-of-content>
      <text:p text:style-name="P17"/>
      <text:p text:style-name="Standard"/>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h text:style-name="P31" text:outline-level="1"><text:bookmark-start text:name="__RefHeading___Toc6091986"/>Autoevaluación<text:bookmark-end text:name="__RefHeading___Toc6091986"/></text:h>
          </table:table-cell>
          <table:table-cell table:style-name="Tabla3.A1" office:value-type="string">
            <text:h text:style-name="P51" text:outline-level="6">SI – NO – NA</text:h>
          </table:table-cell>
          <table:table-cell table:style-name="Tabla3.A1" office:value-type="string">
            <text:h text:style-name="P51" text:outline-level="6">Corrección</text:h>
          </table:table-cell>
          <table:table-cell table:style-name="Tabla3.D1" office:value-type="string">
            <text:h text:style-name="P51" text:outline-level="6">Obs</text:h>
          </table:table-cell>
        </table:table-row>
        <table:table-row table:style-name="Tabla3.2">
          <table:table-cell table:style-name="Tabla3.A2" table:number-columns-spanned="4" office:value-type="string">
            <text:list xml:id="list2976052301" text:style-name="WW8Num22">
              <text:list-item>
                <text:h text:style-name="P50" text:outline-level="3"><text:bookmark-start text:name="__RefHeading___Toc6091987"/>Entrega del TP<text:bookmark-end text:name="__RefHeading___Toc6091987"/></text:h>
              </text:list-item>
            </text:list>
          </table:table-cell>
          <table:covered-table-cell/>
          <table:covered-table-cell/>
          <table:covered-table-cell/>
        </table:table-row>
        <table:table-row table:style-name="Tabla3.2">
          <table:table-cell table:style-name="Tabla3.A3" office:value-type="string">
            <text:list xml:id="list2426883602" text:style-name="WW8Num23">
              <text:list-item>
                <text:p text:style-name="P34">Entrega realizada a tiempo y conteniendo:</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92756659077657" text:continue-numbering="true" text:style-name="WW8Num23">
              <text:list-item>
                <text:p text:style-name="P34">Documentación fuera del paquete</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92756927200629" text:continue-numbering="true" text:style-name="WW8Num23">
              <text:list-item>
                <text:p text:style-name="P34">Paquete de instalación conteniendo comandos y archivos maestros</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92757827569708" text:continue-numbering="true" text:style-name="WW8Num23">
              <text:list-item>
                <text:p text:style-name="P34">archivos de prueba de la catedra; archivos de prueba propios</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92757953770580" text:continue-numbering="true" text:style-name="WW8Num23">
              <text:list-item>
                <text:p text:style-name="P34">log de instalación; archivo de configuración; log de inicialización log de proceso</text:p>
              </text:list-item>
            </text:list>
          </table:table-cell>
          <table:table-cell table:style-name="Tabla3.A3" office:value-type="string">
            <text:p text:style-name="P1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92757471782336" text:continue-numbering="true" text:style-name="WW8Num23">
              <text:list-item>
                <text:p text:style-name="P34">archivo de OCA; archivo de FAST MAIL archivo de ANDREANI archivo de RAPIENTREGA; archivo de rechazados;</text:p>
              </text:list-item>
            </text:list>
          </table:table-cell>
          <table:table-cell table:style-name="Tabla3.A3" office:value-type="string">
            <text:p text:style-name="P11">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9" table:number-columns-spanned="4" office:value-type="string">
            <text:list xml:id="list192758152572229" text:continue-list="list2976052301" text:style-name="WW8Num22">
              <text:list-item>
                <text:h text:style-name="P50" text:outline-level="3"><text:bookmark-start text:name="__RefHeading___Toc6091988"/>Documentación conteniendo<text:bookmark-end text:name="__RefHeading___Toc6091988"/></text:h>
              </text:list-item>
            </text:list>
          </table:table-cell>
          <table:covered-table-cell/>
          <table:covered-table-cell/>
          <table:covered-table-cell/>
        </table:table-row>
        <table:table-row table:style-name="Tabla3.10">
          <table:table-cell table:style-name="Tabla3.A1" office:value-type="string">
            <text:list xml:id="list192758097513281" text:continue-list="list192757471782336" text:style-name="WW8Num23">
              <text:list-item>
                <text:p text:style-name="P34">El listado completo de integrantes; El número de grupo en todas las hojas y numeradas; La planilla autoevaluación completa; Este enunciado</text:p>
              </text:list-item>
            </text:list>
          </table:table-cell>
          <table:table-cell table:style-name="Tabla3.A1" office:value-type="string">
            <text:p text:style-name="P10"/>
            <text:p text:style-name="P10"><text:s text:c="2"/>SI</text:p>
          </table:table-cell>
          <table:table-cell table:style-name="Tabla3.A1" office:value-type="string">
            <text:p text:style-name="P4"/>
          </table:table-cell>
          <table:table-cell table:style-name="Tabla3.D1" office:value-type="string">
            <text:p text:style-name="P4"/>
          </table:table-cell>
        </table:table-row>
        <table:table-row table:style-name="Tabla3.11">
          <table:table-cell table:style-name="Tabla3.A1" office:value-type="string">
            <text:list xml:id="list192757382419920" text:continue-numbering="true" text:style-name="WW8Num23">
              <text:list-item>
                <text:p text:style-name="P34">El ítem hipótesis y aclaraciones</text:p>
              </text:list-item>
            </text:list>
            <text:p text:style-name="Standard">todas las hipótesis y aclaraciones que han asumido en la resolución del TP</text:p>
          </table:table-cell>
          <table:table-cell table:style-name="Tabla3.A1" office:value-type="string">
            <text:p text:style-name="P9"/>
            <text:p text:style-name="P42">NA</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8242724714" text:continue-numbering="true" text:style-name="WW8Num23">
              <text:list-item>
                <text:p text:style-name="P34">El ítem problemas relevantes </text:p>
              </text:list-item>
            </text:list>
            <text:p text:style-name="Standard">lista de los problemas relevantes que se hayan presentado durante el desarrollo y como lograron resolverlos.</text:p>
          </table:table-cell>
          <table:table-cell table:style-name="Tabla3.A1" office:value-type="string">
            <text:p text:style-name="P42"/>
            <text:p text:style-name="P42">NA</text:p>
            <text:p text:style-name="P42"/>
          </table:table-cell>
          <table:table-cell table:style-name="Tabla3.A1" office:value-type="string">
            <text:p text:style-name="P4"/>
          </table:table-cell>
          <table:table-cell table:style-name="Tabla3.D1" office:value-type="string">
            <text:p text:style-name="P4"/>
          </table:table-cell>
        </table:table-row>
        <table:table-row table:style-name="Tabla3.13">
          <table:table-cell table:style-name="Tabla3.A1" office:value-type="string">
            <text:list xml:id="list192757956064530" text:continue-numbering="true" text:style-name="WW8Num23">
              <text:list-item>
                <text:p text:style-name="P34">El ítem README</text:p>
              </text:list-item>
            </text:list>
            <text:p text:style-name="Standard">El mismo texto del archivo readme incluido en el paquete de instalación</text:p>
          </table:table-cell>
          <table:table-cell table:style-name="Tabla3.A1" office:value-type="string">
            <text:p text:style-name="P9"/>
            <text:p text:style-name="P9"><text:s text:c="2"/><text:span text:style-name="T3">SI</text:span></text:p>
          </table:table-cell>
          <table:table-cell table:style-name="Tabla3.A1" office:value-type="string">
            <text:p text:style-name="P4"/>
          </table:table-cell>
          <table:table-cell table:style-name="Tabla3.D1" office:value-type="string">
            <text:p text:style-name="P4"/>
          </table:table-cell>
        </table:table-row>
        <table:table-row table:style-name="Tabla3.1">
          <table:table-cell table:style-name="Tabla3.A1" office:value-type="string">
            <text:list xml:id="list192756483078832" text:continue-numbering="true" text:style-name="WW8Num23">
              <text:list-item>
                <text:p text:style-name="P34">El ítem Estructuras </text:p>
              </text:list-item>
            </text:list>
            <text:p text:style-name="Standard">Un listado de las estructuras definidas en el excel</text:p>
          </table:table-cell>
          <table:table-cell table:style-name="Tabla3.A1" office:value-type="string">
            <text:p text:style-name="P9"/>
            <text:p text:style-name="P9"><text:s text:c="3"/><text:span text:style-name="T20">NA</text:span></text:p>
          </table:table-cell>
          <table:table-cell table:style-name="Tabla3.A1" office:value-type="string">
            <text:p text:style-name="P4"/>
          </table:table-cell>
          <table:table-cell table:style-name="Tabla3.D1" office:value-type="string">
            <text:p text:style-name="P4"/>
          </table:table-cell>
        </table:table-row>
        <table:table-row table:style-name="Tabla3.1">
          <table:table-cell table:style-name="Tabla3.A1" office:value-type="string">
            <text:list xml:id="list192758447724272" text:continue-numbering="true" text:style-name="WW8Num23">
              <text:list-item>
                <text:p text:style-name="P34">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a3.A1" office:value-type="string">
            <text:p text:style-name="P9"/>
            <text:p text:style-name="P9"/>
            <text:p text:style-name="P9"/>
            <text:p text:style-name="P11">NO</text:p>
            <text:p text:style-name="P9"><text:s text:c="3"/></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7653007150" text:continue-numbering="true" text:style-name="WW8Num23">
              <text:list-item>
                <text:p text:style-name="P34">El ítem listado de archivos de prueba</text:p>
              </text:list-item>
            </text:list>
            <text:p text:style-name="Standard">Listado de los nombres de archivos de prueba (filename) remitidos por la practica </text:p>
            <text:p text:style-name="Standard">Listado de los nombres de archivos de prueba (filename) creados por el grupo indicando que casos de prueba representan</text:p>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p text:style-name="Standard">Cualquier otro ítem que quieran agregar</text:p>
          </table:table-cell>
          <table:table-cell table:style-name="Tabla3.A1" office:value-type="string">
            <text:p text:style-name="P27">NO</text:p>
          </table:table-cell>
          <table:table-cell table:style-name="Tabla3.A1" office:value-type="string">
            <text:p text:style-name="P15"/>
          </table:table-cell>
          <table:table-cell table:style-name="Tabla3.D1" office:value-type="string">
            <text:p text:style-name="P15"/>
          </table:table-cell>
        </table:table-row>
        <text:soft-page-break/>
        <table:table-row table:style-name="Tabla3.2">
          <table:table-cell table:style-name="Tabla3.D1" table:number-columns-spanned="4" office:value-type="string">
            <text:list xml:id="list192758313702892" text:continue-list="list192758152572229" text:style-name="WW8Num22">
              <text:list-item>
                <text:h text:style-name="P50" text:outline-level="3"><text:bookmark-start text:name="__RefHeading___Toc6091989"/>Archivo Readme conteniendo<text:bookmark-end text:name="__RefHeading___Toc6091989"/></text:h>
              </text:list-item>
            </text:list>
          </table:table-cell>
          <table:covered-table-cell/>
          <table:covered-table-cell/>
          <table:covered-table-cell/>
        </table:table-row>
        <table:table-row table:style-name="Tabla3.19">
          <table:table-cell table:style-name="Tabla3.A19" office:value-type="string">
            <text:list xml:id="list192756825554739" text:continue-list="list192757653007150" text:style-name="WW8Num23">
              <text:list-item>
                <text:p text:style-name="P34">los requisitos del sistema</text:p>
              </text:list-item>
            </text:list>
            <text:p text:style-name="Standard">Una explicación sobre que se requiere para poder instalar y/o ejecutar el sistema </text:p>
          </table:table-cell>
          <table:table-cell table:style-name="Tabla3.A19" office:value-type="string">
            <text:p text:style-name="P9"/>
            <text:p text:style-name="P9"><text:s text:c="3"/><text:span text:style-name="T3">SI</text:span></text:p>
          </table:table-cell>
          <table:table-cell table:style-name="Tabla3.A19" office:value-type="string">
            <text:p text:style-name="P4"/>
          </table:table-cell>
          <table:table-cell table:style-name="Tabla3.A2" office:value-type="string">
            <text:p text:style-name="P4"/>
          </table:table-cell>
        </table:table-row>
        <table:table-row table:style-name="Tabla3.20">
          <table:table-cell table:style-name="Tabla3.A20" office:value-type="string">
            <text:list xml:id="list192756910087213" text:continue-numbering="true" text:style-name="WW8Num23">
              <text:list-item>
                <text:p text:style-name="P34">las instrucciones de descarga </text:p>
              </text:list-item>
            </text:list>
            <text:p text:style-name="Standard">Una explicación de cómo descargar el paquete </text:p>
            <text:p text:style-name="Standard">Una explicación de cómo descomprimir </text:p>
            <text:p text:style-name="Standard">Una explicación de lo que se crea a partir de la descompresión</text:p>
          </table:table-cell>
          <table:table-cell table:style-name="Tabla3.A20" office:value-type="string">
            <text:p text:style-name="P9"/>
            <text:p text:style-name="P9"><text:s text:c="3"/><text:span text:style-name="T3">SI</text:span></text:p>
            <text:p text:style-name="P9"/>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1">
          <table:table-cell table:style-name="Tabla3.A20" office:value-type="string">
            <text:list xml:id="list192757697873222" text:continue-numbering="true" text:style-name="WW8Num23">
              <text:list-item>
                <text:p text:style-name="P34">las instrucciones de instalación </text:p>
              </text:list-item>
            </text:list>
            <text:p text:style-name="Standard">Una explicación de cómo se hace una instalación o reparación Que deja la instalación y dónde</text:p>
          </table:table-cell>
          <table:table-cell table:style-name="Tabla3.A20" office:value-type="string">
            <text:p text:style-name="P9"/>
            <text:p text:style-name="P9"><text:s text:c="3"/><text:span text:style-name="T3">SI</text:span></text:p>
          </table:table-cell>
          <table:table-cell table:style-name="Tabla3.A20" office:value-type="string">
            <text:p text:style-name="P4"/>
          </table:table-cell>
          <table:table-cell table:style-name="Tabla3.D20" office:value-type="string">
            <text:p text:style-name="P4"/>
          </table:table-cell>
        </table:table-row>
        <table:table-row table:style-name="Tabla3.19">
          <table:table-cell table:style-name="Tabla3.A20" office:value-type="string">
            <text:list xml:id="list192758110372611" text:continue-numbering="true" text:style-name="WW8Num23">
              <text:list-item>
                <text:p text:style-name="P34">las instrucciones de ejecución </text:p>
              </text:list-item>
            </text:list>
            <text:p text:style-name="Standard">Pasos para poder ejecutar el sistema y forma de invocación de cada comando</text:p>
            <text:p text:style-name="Standard">Como arrancar o detener el proceso</text:p>
          </table:table-cell>
          <table:table-cell table:style-name="Tabla3.A20" office:value-type="string">
            <text:p text:style-name="P9"/>
            <text:p text:style-name="P9"><text:s text:c="3"/><text:span text:style-name="T3">SI</text:span></text:p>
          </table:table-cell>
          <table:table-cell table:style-name="Tabla3.A20" office:value-type="string">
            <text:p text:style-name="P4"/>
          </table:table-cell>
          <table:table-cell table:style-name="Tabla3.D20" office:value-type="string">
            <text:p text:style-name="P4"/>
          </table:table-cell>
        </table:table-row>
        <table:table-row table:style-name="Tabla3.2">
          <table:table-cell table:style-name="Tabla3.D1" table:number-columns-spanned="4" office:value-type="string">
            <text:list xml:id="list192756737525127" text:continue-list="list192758313702892" text:style-name="WW8Num22">
              <text:list-item>
                <text:h text:style-name="P50" text:outline-level="3"><text:bookmark-start text:name="__RefHeading___Toc6091990"/>Paquete de instalación<text:bookmark-end text:name="__RefHeading___Toc6091990"/></text:h>
              </text:list-item>
            </text:list>
          </table:table-cell>
          <table:covered-table-cell/>
          <table:covered-table-cell/>
          <table:covered-table-cell/>
        </table:table-row>
        <table:table-row table:style-name="Tabla3.24">
          <table:table-cell table:style-name="Tabla3.D1" table:number-columns-spanned="4" office:value-type="string">
            <text:p text:style-name="Standard">El paquete de instalación deberá estar contenido en un único archivo instalable en formato “.tgz” con todos los archivos y directorios empaquetados en un archivo “tar” y luego comprimido con “gzip. </text:p>
          </table:table-cell>
          <table:covered-table-cell/>
          <table:covered-table-cell/>
          <table:covered-table-cell/>
        </table:table-row>
        <table:table-row table:style-name="Tabla3.25">
          <table:table-cell table:style-name="Tabla3.D1" table:number-columns-spanned="4" office:value-type="string">
            <text:p text:style-name="Standard">DIRECTORIO DE TRABAJO </text:p>
            <text:p text:style-name="Standard">Toda la instalación debe realizarse bajo un mismo directorio de trabajo llamado Grupoxx donde xx es su número de grupo </text:p>
            <text:p text:style-name="Standard">NOTA: Todo el camino (path) que va desde la raíz hasta Grupoxx lo denominaremos genéricamente $GRUPO </text:p>
          </table:table-cell>
          <table:covered-table-cell/>
          <table:covered-table-cell/>
          <table:covered-table-cell/>
        </table:table-row>
        <table:table-row table:style-name="Tabla3.1">
          <table:table-cell table:style-name="Tabla3.D1" table:number-columns-spanned="4" office:value-type="string">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a3.2">
          <table:table-cell table:style-name="Tabla3.D1" table:number-columns-spanned="4" office:value-type="string">
            <text:list xml:id="list192757501497697" text:continue-numbering="true" text:style-name="WW8Num22">
              <text:list-item>
                <text:h text:style-name="P50" text:outline-level="3"><text:bookmark-start text:name="__RefHeading___Toc6091991"/>Test del paquete de instalación<text:bookmark-end text:name="__RefHeading___Toc6091991"/></text:h>
              </text:list-item>
            </text:list>
          </table:table-cell>
          <table:covered-table-cell/>
          <table:covered-table-cell/>
          <table:covered-table-cell/>
        </table:table-row>
        <table:table-row table:style-name="Tabla3.28">
          <table:table-cell table:style-name="Tabla3.A1" office:value-type="string">
            <text:list xml:id="list192758582391819" text:continue-list="list192758110372611" text:style-name="WW8Num23">
              <text:list-item>
                <text:p text:style-name="P34">Test: ¿Al extraer el paquete, se verifica la existencia de los directorios de trabajo los comandos y los archivos maestr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8">
          <table:table-cell table:style-name="Tabla3.A1" office:value-type="string">
            <text:list xml:id="list192757304000954" text:continue-numbering="true" text:style-name="WW8Num23">
              <text:list-item>
                <text:p text:style-name="P34">Test: comprobar que Ningún comando puede leer o grabar información del sistema fuera del directorio $Grup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8">
          <table:table-cell table:style-name="Tabla3.A1" office:value-type="string">
            <text:list xml:id="list192757474861383" text:continue-numbering="true" text:style-name="WW8Num23">
              <text:list-item>
                <text:p text:style-name="P34">Test: comprobar que reserva el original en algun siti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D1" table:number-columns-spanned="4" office:value-type="string">
            <text:list xml:id="list192757620168343" text:continue-list="list192757501497697" text:style-name="WW8Num22">
              <text:list-item>
                <text:h text:style-name="P50" text:outline-level="3"><text:bookmark-start text:name="__RefHeading___Toc6091992"/>Instalación<text:bookmark-end text:name="__RefHeading___Toc6091992"/></text:h>
              </text:list-item>
            </text:list>
          </table:table-cell>
          <table:covered-table-cell/>
          <table:covered-table-cell/>
          <table:covered-table-cell/>
        </table:table-row>
        <table:table-row table:style-name="Tabla3.32">
          <table:table-cell table:style-name="Tabla3.D1" table:number-columns-spanned="4" office:value-type="string">
            <text:p text:style-name="P18">El comando debe soportar los siguientes escenarios </text:p>
            <text:p text:style-name="Standard">El sistema nunca fue instalado (se deberá instalar el sistema) </text:p>
            <text:p text:style-name="Standard">El sistema está bien instalado (no se deberá instalar el sistema, solo mostrar datos de la instalación) </text:p>
            <text:p text:style-name="Standard">El sistema está instalado, pero está incompleto (se deberá reparar<text:span text:style-name="Footnote_20_Symbol"><text:span text:style-name="T14"><text:note text:id="ftn1" text:note-class="footnote"><text:note-citation>1</text:note-citation><text:note-body><text:p text:style-name="Footnote"><text:span text:style-name="T13"><text:s/></text:span><text:span text:style-name="T4">cree un subdirectorio reservado para la instalación para salvaguardar el paquete original (completo) asi podrá reparar el sistema. Indique en las Hipótesis cual es el nombre de ese directorio</text:span></text:p></text:note-body></text:note></text:span></text:span> la instalación siempre que se pueda)</text:p>
            <text:p text:style-name="Standard">Invoque la reparación con la opción -r</text:p>
          </table:table-cell>
          <table:covered-table-cell/>
          <table:covered-table-cell/>
          <table:covered-table-cell/>
        </table:table-row>
        <table:table-row table:style-name="Tabla3.1">
          <table:table-cell table:style-name="Tabla3.D1" table:number-columns-spanned="4" office:value-type="string">
            <text:p text:style-name="Standard">Configurar los nombres de los directorios. Solicitar al usuario que defina </text:p>
            <text:list xml:id="list1198879790" text:style-name="WW8Num19">
              <text:list-item>
                <text:list>
                  <text:list-item>
                    <text:p text:style-name="P53">El directorio de ejecutables</text:p>
                  </text:list-item>
                  <text:list-item>
                    <text:p text:style-name="P53">El directorio de archivos maestros </text:p>
                  </text:list-item>
                  <text:list-item>
                    <text:p text:style-name="P53">El directorio de arribo de archivos externos, es decir, los archivos de novedades con <text:soft-page-break/>las entregas a realizar</text:p>
                  </text:list-item>
                  <text:list-item>
                    <text:p text:style-name="P53">El directorio donde se depositan temporalmente las novedades aceptadas para que luego se procesen</text:p>
                  </text:list-item>
                  <text:list-item>
                    <text:p text:style-name="P53">El directorio donde se depositan todos los archivos rechazados</text:p>
                  </text:list-item>
                  <text:list-item>
                    <text:p text:style-name="P53">El directorio donde se depositan los archivos ya procesados </text:p>
                  </text:list-item>
                  <text:list-item>
                    <text:p text:style-name="P53">El directorio donde se depositan los archivos de salida</text:p>
                  </text:list-item>
                </text:list>
              </text:list-item>
            </text:list>
            <text:p text:style-name="Standard">Advertir que los logs del sistema se depositan en /conf/log<text:span text:style-name="Footnote_20_Symbol"><text:span text:style-name="T14"><text:note text:id="ftn2" text:note-class="footnote"><text:note-citation>2</text:note-citation><text:note-body><text:p text:style-name="Footnote"><text:span text:style-name="T13"><text:s/></text:span>Todos los logs se graban en este directorio</text:p></text:note-body></text:note></text:span></text:span></text:p>
          </table:table-cell>
          <table:covered-table-cell/>
          <table:covered-table-cell/>
          <table:covered-table-cell/>
        </table:table-row>
        <table:table-row table:style-name="Tabla3.34">
          <table:table-cell table:style-name="Tabla3.D1" table:number-columns-spanned="4" office:value-type="string">
            <text:p text:style-name="Standard">En todos los casos, cuando se Interactúa con el usuario se debe proponer un valor por default para el nombre del directorio mostrándolo entre paréntesis. </text:p>
            <text:p text:style-name="P19">Ejemplo: Defina el directorio de ejecutables ($grupo/bin):</text:p>
          </table:table-cell>
          <table:covered-table-cell/>
          <table:covered-table-cell/>
          <table:covered-table-cell/>
        </table:table-row>
        <table:table-row table:style-name="Tabla3.35">
          <table:table-cell table:style-name="Tabla3.D1" table:number-columns-spanned="4" office:value-type="string">
            <text:p text:style-name="Standard">Evitar nombres de directorios duplicados (dos directorios con igual nombre) </text:p>
            <text:p text:style-name="Standard">Evitar el nombre de directorio /conf (se considera nombre reservado)</text:p>
          </table:table-cell>
          <table:covered-table-cell/>
          <table:covered-table-cell/>
          <table:covered-table-cell/>
        </table:table-row>
        <table:table-row table:style-name="Tabla3.36">
          <table:table-cell table:style-name="Tabla3.D1" table:number-columns-spanned="4" office:value-type="string">
            <text:p text:style-name="P18">confirmación de la instalación</text:p>
            <text:p text:style-name="Standard">Cuando el usuario termina de configurar los nombres de directorios, mostrar los valores que ingresó, como va a quedar la estructura, y solicitarle que confirme para continuar</text:p>
            <text:p text:style-name="P19">Ejemplo:</text:p>
            <text:p text:style-name="Standard"><text:span text:style-name="T11">TP SO7508 </text:span><text:span text:style-name="T11"><text:user-defined style:data-style-name="N0" text:name="Cuatrimestre">Primer Cuatrimestre 2019</text:user-defined></text:span><text:span text:style-name="T11">. Copyright © Grupo xx</text:span></text:p>
            <text:p text:style-name="P19">Directorio padre: $grupo</text:p>
            <text:p text:style-name="P19">Directorio de configuración: /conf</text:p>
            <text:p text:style-name="P19">Archivos de log: conf/log</text:p>
            <text:p text:style-name="P19">Librería de ejecutables:</text:p>
            <text:p text:style-name="P19">Repositorio de maestros:</text:p>
            <text:p text:style-name="P19">Directorio para el arribo de archivos externos: …</text:p>
            <text:p text:style-name="P19">Directorio para los archivos aceptados…</text:p>
            <text:p text:style-name="P19">Directorio para los archivos rechazados…</text:p>
            <text:p text:style-name="P19">Directorio para Archivos procesados…</text:p>
            <text:p text:style-name="P19">Directorio para los archivos de salida</text:p>
            <text:p text:style-name="P19">Estado de la instalación: LISTA</text:p>
            <text:p text:style-name="P20">¿Confirma la instalación? (SI-NO): _</text:p>
          </table:table-cell>
          <table:covered-table-cell/>
          <table:covered-table-cell/>
          <table:covered-table-cell/>
        </table:table-row>
        <table:table-row table:style-name="Tabla3.37">
          <table:table-cell table:style-name="Tabla3.D1" table:number-columns-spanned="4" office:value-type="string">
            <text:p text:style-name="Standard">No ir creando directorios hasta no tener la confirmación de la instalación</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Si </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a3.40">
          <table:table-cell table:style-name="Tabla3.D1" table:number-columns-spanned="4" office:value-type="string">
            <text:p text:style-name="Standard">Grabar el archivo de configuración con el formato indicado y el nombre /conf/tpconfig.txt</text:p>
            <text:list xml:id="list796723568" text:style-name="WW8Num30">
              <text:list-item>
                <text:p text:style-name="P35">Para el directorio $grupo crear un registro</text:p>
              </text:list-item>
              <text:list-item>
                <text:p text:style-name="P35">Para el directorio /conf crear un registro</text:p>
              </text:list-item>
              <text:list-item>
                <text:p text:style-name="P35">Para el directorio /conf/log crear un registro</text:p>
              </text:list-item>
              <text:list-item>
                <text:p text:style-name="P35">Para cada directorio definido crear un registro</text:p>
              </text:list-item>
            </text:list>
            <text:p text:style-name="Standard">Puede crear mas registros si lo considera necesario</text:p>
          </table:table-cell>
          <table:covered-table-cell/>
          <table:covered-table-cell/>
          <table:covered-table-cell/>
        </table:table-row>
        <text:soft-page-break/>
        <table:table-row table:style-name="Tabla3.41">
          <table:table-cell table:style-name="Tabla3.D1" table:number-columns-spanned="4" office:value-type="string">
            <text:p text:style-name="Standard">Grabar log mientras se ejecuta el script</text:p>
            <text:p text:style-name="Standard">Todo lo que se muestra al usuario por pantalla y sus respuestas debe ser registrado en el log<text:span text:style-name="Footnote_20_Symbol"><text:span text:style-name="T14"><text:note text:id="ftn3" text:note-class="footnote"><text:note-citation>3</text:note-citation><text:note-body><text:p text:style-name="Footnote"><text:span text:style-name="T13"><text:s/></text:span>¿Qué es un log? </text:p><text:p text:style-name="Footnote">Un log es un registro oficial de eventos durante un periodo de tiempo en particular. </text:p><text:p text:style-name="Footnote">Es usado para registrar información sobre cuándo, quién, dónde, qué y por qué un evento ocurre para una aplicación, proceso o dispositivo. </text:p><text:p text:style-name="Footnote">A estos 5 valores se los llama estándar W5, por su origen en inglés: when, who, where, what and why.</text:p></text:note-body></text:note></text:span></text:span><text:span text:style-name="Footnote_20_Symbol"><text:span text:style-name="T14"> </text:span></text:span>de la instalación</text:p>
            <text:p text:style-name="Standard">El log de la instalación no debe reescribirse, aun cuando se produce cancelación del script o reinstalación. Grabar el archivo en $GRUPO/conf/log</text:p>
            <text:p text:style-name="P19">Ejemplo: $GRUPO/conf/log/instalacion.log</text:p>
          </table:table-cell>
          <table:covered-table-cell/>
          <table:covered-table-cell/>
          <table:covered-table-cell/>
        </table:table-row>
        <table:table-row table:style-name="Tabla3.2">
          <table:table-cell table:style-name="Tabla3.D1" table:number-columns-spanned="4" office:value-type="string">
            <text:list xml:id="list192757676625815" text:continue-list="list192757620168343" text:style-name="WW8Num22">
              <text:list-item>
                <text:h text:style-name="P50" text:outline-level="3"><text:bookmark-start text:name="__RefHeading___Toc6091993"/>Prueba de la instalación<text:bookmark-end text:name="__RefHeading___Toc6091993"/></text:h>
              </text:list-item>
            </text:list>
          </table:table-cell>
          <table:covered-table-cell/>
          <table:covered-table-cell/>
          <table:covered-table-cell/>
        </table:table-row>
        <table:table-row table:style-name="Tabla3.2">
          <table:table-cell table:style-name="Tabla3.A1" office:value-type="string">
            <text:list xml:id="list192756728745257" text:continue-list="list192757474861383" text:style-name="WW8Num23">
              <text:list-item>
                <text:p text:style-name="P34">¿Hay Indicación correcta en el readme de como se ejecuta este script?</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 office:value-type="string">
            <text:list xml:id="list192758160773689" text:continue-numbering="true" text:style-name="WW8Num23">
              <text:list-item>
                <text:p text:style-name="P34">Test: ¿el instalador detecta cuando el sistema nunca fue instalado y lo instala? </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6996515070" text:continue-numbering="true" text:style-name="WW8Num23">
              <text:list-item>
                <text:p text:style-name="P34">Test: ¿el instalador detecta cuando el sistema está bien instalado y no lo instala? </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8541132611" text:continue-numbering="true" text:style-name="WW8Num23">
              <text:list-item>
                <text:p text:style-name="P34">Test: ¿el instalador detecta cuando el sistema se debe reparar y lo repara? </text:p>
              </text:list-item>
            </text:list>
          </table:table-cell>
          <table:table-cell table:style-name="Tabla3.A1" office:value-type="string">
            <text:p text:style-name="P42">NO</text:p>
          </table:table-cell>
          <table:table-cell table:style-name="Tabla3.A1" office:value-type="string">
            <text:p text:style-name="P4"/>
          </table:table-cell>
          <table:table-cell table:style-name="Tabla3.D1" office:value-type="string">
            <text:p text:style-name="P4"/>
          </table:table-cell>
        </table:table-row>
        <table:table-row table:style-name="Tabla3.47">
          <table:table-cell table:style-name="Tabla3.A1" office:value-type="string">
            <text:list xml:id="list192756711721951" text:continue-numbering="true" text:style-name="WW8Num23">
              <text:list-item>
                <text:p text:style-name="P34">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a3.A1" office:value-type="string">
            <text:p text:style-name="P42">NO</text:p>
          </table:table-cell>
          <table:table-cell table:style-name="Tabla3.A1" office:value-type="string">
            <text:p text:style-name="P4"/>
          </table:table-cell>
          <table:table-cell table:style-name="Tabla3.D1" office:value-type="string">
            <text:p text:style-name="P4"/>
          </table:table-cell>
        </table:table-row>
        <table:table-row table:style-name="Tabla3.48">
          <table:table-cell table:style-name="Tabla3.A19" office:value-type="string">
            <text:list xml:id="list192757457898186" text:continue-numbering="true" text:style-name="WW8Num23">
              <text:list-item>
                <text:p text:style-name="P34">Test: ¿el instalador permite Configurar los nombres de los directorios?</text:p>
              </text:list-item>
            </text:list>
          </table:table-cell>
          <table:table-cell table:style-name="Tabla3.A1" table:number-rows-spanned="2" office:value-type="string">
            <text:p text:style-name="P11">SI</text:p>
          </table:table-cell>
          <table:table-cell table:style-name="Tabla3.A1" table:number-rows-spanned="2" office:value-type="string">
            <text:p text:style-name="P4"/>
          </table:table-cell>
          <table:table-cell table:style-name="Tabla3.D1" table:number-rows-spanned="2" office:value-type="string">
            <text:p text:style-name="P4"/>
          </table:table-cell>
        </table:table-row>
        <table:table-row table:style-name="Tabla3.49">
          <table:table-cell table:style-name="Tabla3.A20" office:value-type="string">
            <text:list xml:id="list192757731131901" text:continue-numbering="true" text:style-name="WW8Num23">
              <text:list-item>
                <text:p text:style-name="P34">Test: ¿el instalador propone valores default?</text:p>
              </text:list-item>
            </text:list>
          </table:table-cell>
          <table:covered-table-cell/>
          <table:covered-table-cell/>
          <table:covered-table-cell/>
        </table:table-row>
        <table:table-row table:style-name="Tabla3.50">
          <table:table-cell table:style-name="Tabla3.A20" office:value-type="string">
            <text:list xml:id="list192757020138967" text:continue-numbering="true" text:style-name="WW8Num23">
              <text:list-item>
                <text:p text:style-name="P34">Test: ¿el instalador tiene memoria de lo que va cargando el usuario?</text:p>
              </text:list-item>
            </text:list>
          </table:table-cell>
          <table:table-cell table:style-name="Tabla3.A20" office:value-type="string">
            <text:p text:style-name="P11">SI</text:p>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92756816862251" text:continue-numbering="true" text:style-name="WW8Num23">
              <text:list-item>
                <text:p text:style-name="P34">Test: ¿el instalador evita nombres duplicados?</text:p>
              </text:list-item>
            </text:list>
            <text:p text:style-name="P19">Ejemplo: /misarchivos (para el de ejecutables) /misarchivos (para de maestros)</text:p>
          </table:table-cell>
          <table:table-cell table:style-name="Tabla3.A20" office:value-type="string">
            <text:p text:style-name="P42">NA</text:p>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92757908939763" text:continue-numbering="true" text:style-name="WW8Num23">
              <text:list-item>
                <text:p text:style-name="P34">Test: el instalador evita /conf</text:p>
              </text:list-item>
            </text:list>
          </table:table-cell>
          <table:table-cell table:style-name="Tabla3.A20" office:value-type="string">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92756595746212" text:continue-numbering="true" text:style-name="WW8Num23">
              <text:list-item>
                <text:p text:style-name="P34">Test: el instalador evita otros directorios reservados especificados en las hipotesis</text:p>
              </text:list-item>
            </text:list>
          </table:table-cell>
          <table:table-cell table:style-name="Tabla3.A20" office:value-type="string">
            <text:p text:style-name="P9"/>
          </table:table-cell>
          <table:table-cell table:style-name="Tabla3.A20" office:value-type="string">
            <text:p text:style-name="P4"/>
          </table:table-cell>
          <table:table-cell table:style-name="Tabla3.D20" office:value-type="string">
            <text:p text:style-name="P4"/>
          </table:table-cell>
        </table:table-row>
        <table:table-row table:style-name="Tabla3.2">
          <table:table-cell table:style-name="Tabla3.A1" office:value-type="string">
            <text:list xml:id="list192756533300245" text:continue-numbering="true" text:style-name="WW8Num23">
              <text:list-item>
                <text:p text:style-name="P34">Test: ¿el instalador procesa bien nombres de directorios con espacios intermedios?</text:p>
              </text:list-item>
            </text:list>
            <text:p text:style-name="P19">Ejemplo: /mis novedades</text:p>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55">
          <table:table-cell table:style-name="Tabla3.A55" office:value-type="string">
            <text:list xml:id="list192757685459133" text:continue-numbering="true" text:style-name="WW8Num23">
              <text:list-item>
                <text:p text:style-name="P34">Test: ¿el instalador solicita confirmación de la instalación?</text:p>
              </text:list-item>
            </text:list>
            <text:p text:style-name="P19">¿Confirma la instalación? (SI-NO): _</text:p>
          </table:table-cell>
          <table:table-cell table:style-name="Tabla3.A55" office:value-type="string">
            <text:p text:style-name="P21">SI</text:p>
          </table:table-cell>
          <table:table-cell table:style-name="Tabla3.A55" office:value-type="string">
            <text:p text:style-name="P4"/>
          </table:table-cell>
          <table:table-cell table:style-name="Tabla3.A9" office:value-type="string">
            <text:p text:style-name="P4"/>
          </table:table-cell>
        </table:table-row>
        <table:table-row table:style-name="Tabla3.21">
          <table:table-cell table:style-name="Tabla3.A20" office:value-type="string">
            <text:list xml:id="list192757933678539" text:continue-numbering="true" text:style-name="WW8Num23">
              <text:list-item>
                <text:p text:style-name="P34">Test: ¿si la instalación no se confirma, reinicia el proceso?</text:p>
              </text:list-item>
            </text:list>
          </table:table-cell>
          <table:table-cell table:style-name="Tabla3.A20" office:value-type="string">
            <text:p text:style-name="P11">SI</text:p>
          </table:table-cell>
          <table:table-cell table:style-name="Tabla3.A20" office:value-type="string">
            <text:p text:style-name="P4"/>
          </table:table-cell>
          <table:table-cell table:style-name="Tabla3.D20" office:value-type="string">
            <text:p text:style-name="P4"/>
          </table:table-cell>
        </table:table-row>
        <table:table-row table:style-name="Tabla3.19">
          <table:table-cell table:style-name="Tabla3.A20" office:value-type="string">
            <text:list xml:id="list192756759918528" text:continue-numbering="true" text:style-name="WW8Num23">
              <text:list-item>
                <text:p text:style-name="P34">Test: ¿si la instalación se confirma, realiza la instalación?</text:p>
              </text:list-item>
            </text:list>
          </table:table-cell>
          <table:table-cell table:style-name="Tabla3.A20" office:value-type="string">
            <text:p text:style-name="P11">SI</text:p>
          </table:table-cell>
          <table:table-cell table:style-name="Tabla3.A20" office:value-type="string">
            <text:p text:style-name="P4"/>
          </table:table-cell>
          <table:table-cell table:style-name="Tabla3.D20" office:value-type="string">
            <text:p text:style-name="P4"/>
          </table:table-cell>
        </table:table-row>
        <table:table-row table:style-name="Tabla3.58">
          <table:table-cell table:style-name="Tabla3.A55" office:value-type="string">
            <text:list xml:id="list192758145329819" text:continue-numbering="true" text:style-name="WW8Num23">
              <text:list-item>
                <text:p text:style-name="P34">Test: ¿cuando la instalación se confirma, recién allí crea los directorios?</text:p>
              </text:list-item>
            </text:list>
          </table:table-cell>
          <table:table-cell table:style-name="Tabla3.A55" office:value-type="string">
            <text:p text:style-name="P11">SI</text:p>
          </table:table-cell>
          <table:table-cell table:style-name="Tabla3.A55" office:value-type="string">
            <text:p text:style-name="P4"/>
          </table:table-cell>
          <table:table-cell table:style-name="Tabla3.A9" office:value-type="string">
            <text:p text:style-name="P4"/>
          </table:table-cell>
        </table:table-row>
        <table:table-row table:style-name="Tabla3.59">
          <table:table-cell table:style-name="Tabla3.A19" office:value-type="string">
            <text:list xml:id="list192756768131713" text:continue-numbering="true" text:style-name="WW8Num23">
              <text:list-item>
                <text:p text:style-name="P34">En el log: ¿se registra toda la interacción entre el usuario y el script?</text:p>
              </text:list-item>
            </text:list>
          </table:table-cell>
          <table:table-cell table:style-name="Tabla3.A19" office:value-type="string">
            <text:p text:style-name="P11">SI</text:p>
          </table:table-cell>
          <table:table-cell table:style-name="Tabla3.A19" office:value-type="string">
            <text:p text:style-name="P4"/>
          </table:table-cell>
          <table:table-cell table:style-name="Tabla3.A2" office:value-type="string">
            <text:p text:style-name="P4"/>
          </table:table-cell>
        </table:table-row>
        <table:table-row table:style-name="Tabla3.60">
          <table:table-cell table:style-name="Tabla3.A55" office:value-type="string">
            <text:list xml:id="list192758032613440" text:continue-numbering="true" text:style-name="WW8Num23">
              <text:list-item>
                <text:p text:style-name="P34">En el log: ¿hay evidencia que efectuaron las pruebas del script?</text:p>
              </text:list-item>
            </text:list>
          </table:table-cell>
          <table:table-cell table:style-name="Tabla3.A55" office:value-type="string">
            <text:p text:style-name="P11">SI</text:p>
          </table:table-cell>
          <table:table-cell table:style-name="Tabla3.A55" office:value-type="string">
            <text:p text:style-name="P4"/>
          </table:table-cell>
          <table:table-cell table:style-name="Tabla3.A9" office:value-type="string">
            <text:p text:style-name="P4"/>
          </table:table-cell>
        </table:table-row>
        <table:table-row table:style-name="Tabla3.2">
          <table:table-cell table:style-name="Tabla3.A1" office:value-type="string">
            <text:list xml:id="list192756589011807" text:continue-numbering="true" text:style-name="WW8Num23">
              <text:list-item>
                <text:p text:style-name="P34">En el log: ¿se muestra el paso a paso de la creación de directorios y el movimiento de archiv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7454150293" text:continue-numbering="true" text:style-name="WW8Num23">
              <text:list-item>
                <text:p text:style-name="P34">En el log: hay líneas de log que muestran “instalación cancelada. El sistema ya está instalado” / reparada / instalación exitosa?</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ext:soft-page-break/>
        <table:table-row table:style-name="Tabla3.2">
          <table:table-cell table:style-name="Tabla3.A1" office:value-type="string">
            <text:list xml:id="list192757068399199" text:continue-numbering="true" text:style-name="WW8Num23">
              <text:list-item>
                <text:p text:style-name="P34">¿Se crea el archivo de configuración con el contenido solicitad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7418289064" text:continue-numbering="true" text:style-name="WW8Num23">
              <text:list-item>
                <text:p text:style-name="P34">se depositaron los comandos y maestros en los directorios correct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D1" table:number-columns-spanned="4" office:value-type="string">
            <text:list xml:id="list192756806954717" text:continue-list="list192757676625815" text:style-name="WW8Num22">
              <text:list-item>
                <text:h text:style-name="P50" text:outline-level="3"><text:bookmark-start text:name="__RefHeading___Toc6091994"/>Inicialización<text:bookmark-end text:name="__RefHeading___Toc6091994"/></text:h>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 e invocar al proceso.</text:p>
            <text:p text:style-name="Standard"/>
            <text:p text:style-name="P8">NOTA: los pasos enumerados a continuación son a modo indicativo, una guía, el grupo puede alterar el orden en el cual realiza los pasos siempre y cuando no se altere el resultado final esperado.</text:p>
            <text:p text:style-name="P8"/>
          </table:table-cell>
          <table:covered-table-cell/>
          <table:covered-table-cell/>
          <table:covered-table-cell/>
        </table:table-row>
        <table:table-row table:style-name="Tabla3.66">
          <table:table-cell table:style-name="Tabla3.D1" table:number-columns-spanned="4" office:value-type="string">
            <text:p text:style-name="Standard">El comando debe soportar los siguientes escenarios </text:p>
            <text:p text:style-name="Standard">El sistema nunca fue inicializado (se deberá <text:span text:style-name="T10">inicializar el sistema</text:span>)</text:p>
          </table:table-cell>
          <table:covered-table-cell/>
          <table:covered-table-cell/>
          <table:covered-table-cell/>
        </table:table-row>
        <table:table-row table:style-name="Tabla3.67">
          <table:table-cell table:style-name="Tabla3.D1" table:number-columns-spanned="4" office:value-type="string">
            <text:p text:style-name="Standard">El sistema ya fue inicializado exitosamente (no se deberá reinicializar)</text:p>
          </table:table-cell>
          <table:covered-table-cell/>
          <table:covered-table-cell/>
          <table:covered-table-cell/>
        </table:table-row>
        <table:table-row table:style-name="Tabla3.68">
          <table:table-cell table:style-name="Tabla3.D1" table:number-columns-spanned="4" office:value-type="string">
            <text:p text:style-name="Standard">El sistema no se puede inicializar porque falta algún componente (se deberá explicar el motivo y terminar)</text:p>
          </table:table-cell>
          <table:covered-table-cell/>
          <table:covered-table-cell/>
          <table:covered-table-cell/>
        </table:table-row>
        <table:table-row table:style-name="Tabla3.2">
          <table:table-cell table:style-name="Tabla3.A69" table:number-columns-spanned="4" office:value-type="string">
            <text:p text:style-name="Standard">Inicializar el sistema</text:p>
          </table:table-cell>
          <table:covered-table-cell/>
          <table:covered-table-cell/>
          <table:covered-table-cell/>
        </table:table-row>
        <table:table-row table:style-name="Tabla3.70">
          <table:table-cell table:style-name="Tabla3.D1" table:number-columns-spanned="4" office:value-type="string">
            <text:p text:style-name="Standard">Leer el archivo /conf/tpconfig.txt y verificar que todos esos directorios existen </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a3.71">
          <table:table-cell table:style-name="Tabla3.D1" table:number-columns-spanned="4" office:value-type="string">
            <text:p text:style-name="Standard">los archivos del directorio maestro deben tener permiso de lectura, si no lo tiene corregirlo </text:p>
            <text:p text:style-name="Standard">los ejecutables deben tener permiso de lectura y ejecución, si no lo tiene, corregirlo</text:p>
          </table:table-cell>
          <table:covered-table-cell/>
          <table:covered-table-cell/>
          <table:covered-table-cell/>
        </table:table-row>
        <table:table-row table:style-name="Tabla3.72">
          <table:table-cell table:style-name="Tabla3.D1" table:number-columns-spanned="4" office:value-type="string">
            <text:p text:style-name="Standard"><text:span text:style-name="T14">Setear </text:span>variables<text:span text:style-name="T14"> de ambiente </text:span></text:p>
            <text:p text:style-name="Standard"><text:span text:style-name="T16">Todos los identificadores de directorio definidos en </text:span>/conf/tpconfig.txt deben definirse como variables de ambiente con el contenido adecuado<text:span text:style-name="T16">. </text:span></text:p>
            <text:p text:style-name="P23">Estas variables deben permanecer durante toda la ejecución del sistema y ser accesibles por todos los comandos desencadenados a partir de éste.</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a3.72">
          <table:table-cell table:style-name="Tabla3.D1" table:number-columns-spanned="4" office:value-type="string">
            <text:p text:style-name="P22">Arrancar el proceso</text:p>
            <text:p text:style-name="P22">Invocar al script PROCESO e indicar por pantalla y en el log el process id</text:p>
            <text:p text:style-name="P24">ADVERTENCIA: no invocar el proceso si ya hay uno corriendo</text:p>
          </table:table-cell>
          <table:covered-table-cell/>
          <table:covered-table-cell/>
          <table:covered-table-cell/>
        </table:table-row>
        <table:table-row table:style-name="Tabla3.74">
          <table:table-cell table:style-name="Tabla3.D1" table:number-columns-spanned="4" office:value-type="string">
            <text:p text:style-name="P22">Grabar log mientras se ejecuta el script. Mostrar lo mismo en pantalla</text:p>
          </table:table-cell>
          <table:covered-table-cell/>
          <table:covered-table-cell/>
          <table:covered-table-cell/>
        </table:table-row>
        <table:table-row table:style-name="Tabla3.2">
          <table:table-cell table:style-name="Tabla3.D1" table:number-columns-spanned="4" office:value-type="string">
            <text:list xml:id="list192758361322117" text:continue-numbering="true" text:style-name="WW8Num22">
              <text:list-item>
                <text:h text:style-name="P50" text:outline-level="3"><text:bookmark-start text:name="__RefHeading___Toc6091995"/>Prueba de inicialización<text:bookmark-end text:name="__RefHeading___Toc6091995"/></text:h>
              </text:list-item>
            </text:list>
          </table:table-cell>
          <table:covered-table-cell/>
          <table:covered-table-cell/>
          <table:covered-table-cell/>
        </table:table-row>
        <table:table-row table:style-name="Tabla3.2">
          <table:table-cell table:style-name="Tabla3.A1" office:value-type="string">
            <text:list xml:id="list192758102028049" text:continue-list="list192757418289064" text:style-name="WW8Num23">
              <text:list-item>
                <text:p text:style-name="P34">¿Hay Indicación en el readme de como se ejecuta este script?</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6660177523" text:continue-numbering="true" text:style-name="WW8Num23">
              <text:list-item>
                <text:p text:style-name="P34">¿es correcta la Indicación?</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 office:value-type="string">
            <text:list xml:id="list192757991239316" text:continue-numbering="true" text:style-name="WW8Num23">
              <text:list-item>
                <text:p text:style-name="P34">Test: ¿el comando detecta cuando el sistema nunca fue inicializado y lo inicializa? </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7747421485" text:continue-numbering="true" text:style-name="WW8Num23">
              <text:list-item>
                <text:p text:style-name="P34">Test: ¿detecta cuando el sistema ya fue inicializado exitosamente y no reinicializa?</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8706065332" text:continue-numbering="true" text:style-name="WW8Num23">
              <text:list-item>
                <text:p text:style-name="P34">Test: ¿detiene la inicialización cuando falta algún componente?</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8520185960" text:continue-numbering="true" text:style-name="WW8Num23">
              <text:list-item>
                <text:p text:style-name="P34">Test: ¿detiene la inicialización cuando falta algún componente? Directorios <text:s/>/ archiv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7591931703" text:continue-numbering="true" text:style-name="WW8Num23">
              <text:list-item>
                <text:p text:style-name="P34">Test: ¿corrige permisos?</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7921894218" text:continue-numbering="true" text:style-name="WW8Num23">
              <text:list-item>
                <text:p text:style-name="P34">Test: ¿setea las variables de ambiente?</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92758175635445" text:continue-numbering="true" text:style-name="WW8Num23">
              <text:list-item>
                <text:p text:style-name="P34">Test: ¿arranca el proceso?</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8447358156" text:continue-numbering="true" text:style-name="WW8Num23">
              <text:list-item>
                <text:p text:style-name="P34">¿En el log, graba el pid?</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ext:soft-page-break/>
        <table:table-row table:style-name="Tabla3.2">
          <table:table-cell table:style-name="Tabla3.A1" office:value-type="string">
            <text:list xml:id="list192757816813802" text:continue-numbering="true" text:style-name="WW8Num23">
              <text:list-item>
                <text:p text:style-name="P34">¿muestra mensajes por pantalla?</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7153667840" text:continue-numbering="true" text:style-name="WW8Num23">
              <text:list-item>
                <text:p text:style-name="P34">¿En el log, hay líneas de “inicialización cancelada” con el motivo de cancelación?</text:p>
              </text:list-item>
            </text:list>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88">
          <table:table-cell table:style-name="Tabla3.A1" office:value-type="string">
            <text:list xml:id="list192758419899043" text:continue-numbering="true" text:style-name="WW8Num23">
              <text:list-item>
                <text:p text:style-name="P34"><text:span text:style-name="T4">En el log, ¿hay </text:span>líneas del progreso de la inicialización?</text:p>
              </text:list-item>
            </text:list>
            <text:p text:style-name="Standard"><text:span text:style-name="T11">Ejemplo: </text:span>“la verificación de directorios es exitosa” “corrección de permisos efectuada”</text:p>
          </table:table-cell>
          <table:table-cell table:style-name="Tabla3.A1" office:value-type="string">
            <text:p text:style-name="P11">SI</text:p>
          </table:table-cell>
          <table:table-cell table:style-name="Tabla3.A1" office:value-type="string">
            <text:p text:style-name="P4"/>
          </table:table-cell>
          <table:table-cell table:style-name="Tabla3.D1" office:value-type="string">
            <text:p text:style-name="P4"/>
          </table:table-cell>
        </table:table-row>
        <table:table-row table:style-name="Tabla3.89">
          <table:table-cell table:style-name="Tabla3.A2" table:number-columns-spanned="4" office:value-type="string">
            <text:list xml:id="list192758131839280" text:continue-list="list192758361322117" text:style-name="WW8Num22">
              <text:list-item>
                <text:h text:style-name="P50" text:outline-level="3"><text:bookmark-start text:name="__RefHeading___Toc6091996"/>Proceso<text:bookmark-end text:name="__RefHeading___Toc6091996"/></text:h>
              </text:list-item>
            </text:list>
            <text:p text:style-name="Standard"><text:span text:style-name="T14">Este comando es un proceso del tipo </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 <text:span text:style-name="T12"><text:user-defined style:data-style-name="N0" text:name="Stop">Stop</text:user-defined></text:span>, este proceso no tiene condición de fin.</text:p>
          </table:table-cell>
          <table:covered-table-cell/>
          <table:covered-table-cell/>
          <table:covered-table-cell/>
        </table:table-row>
        <table:table-row table:style-name="Tabla3.90">
          <table:table-cell table:style-name="Tabla3.A9" table:number-columns-spanned="4" office:value-type="string">
            <text:p text:style-name="P8">NOTA: los pasos enumerados a continuación son a modo indicativo, una guía, el grupo puede alterar el orden en el cual realiza los pasos siempre y cuando no se altere el resultado final esperado.</text:p>
            <text:p text:style-name="P8">NOTA2: considerar que el contenido del archivo de novedades es siempre “liviano” “con pocos registros”. Ver NOTA3</text:p>
          </table:table-cell>
          <table:covered-table-cell/>
          <table:covered-table-cell/>
          <table:covered-table-cell/>
        </table:table-row>
        <table:table-row table:style-name="Tabla3.2">
          <table:table-cell table:style-name="Tabla3.D1" table:number-columns-spanned="4" office:value-type="string">
            <text:p text:style-name="Standard"><text:span text:style-name="T14">Grabar log mientras se ejecuta el script</text:span> </text:p>
            <text:p text:style-name="P3"/>
          </table:table-cell>
          <table:covered-table-cell/>
          <table:covered-table-cell/>
          <table:covered-table-cell/>
        </table:table-row>
        <table:table-row table:style-name="Tabla3.74">
          <table:table-cell table:style-name="Tabla3.D1" table:number-columns-spanned="4" office:value-type="string">
            <text:p text:style-name="Standard">Determinar antes de empezar a trabajar si el sistema esta inicializado, porque si no lo está el comando no puede ejecutar. Sin ambiente no hay proceso. </text:p>
          </table:table-cell>
          <table:covered-table-cell/>
          <table:covered-table-cell/>
          <table:covered-table-cell/>
        </table:table-row>
        <table:table-row table:style-name="Tabla3.2">
          <table:table-cell table:style-name="Tabla3.D1" table:number-columns-spanned="4" office:value-type="string">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a3.2">
          <table:table-cell table:style-name="Tabla3.D1" table:number-columns-spanned="4" office:value-type="string">
            <text:p text:style-name="Standard">Leer el directorio de arribos y si existen novedades; verificarlas </text:p>
            <text:p text:style-name="Standard"/>
            <text:p text:style-name="Standard">Verificar que el nombre externo de los archivos sea Entregas_nn donde nn es un numero de 01 al 99</text:p>
          </table:table-cell>
          <table:covered-table-cell/>
          <table:covered-table-cell/>
          <table:covered-table-cell/>
        </table:table-row>
        <table:table-row table:style-name="Tabla3.2">
          <table:table-cell table:style-name="Tabla3.D1" table:number-columns-spanned="4" office:value-type="string">
            <text:p text:style-name="Standard">Verificar que el archivo no este vacío</text:p>
          </table:table-cell>
          <table:covered-table-cell/>
          <table:covered-table-cell/>
          <table:covered-table-cell/>
        </table:table-row>
        <table:table-row table:style-name="Tabla3.2">
          <table:table-cell table:style-name="Tabla3.D1" table:number-columns-spanned="4" office:value-type="string">
            <text:p text:style-name="Standard">Verificar que el archivo sea un archivo regular</text:p>
          </table:table-cell>
          <table:covered-table-cell/>
          <table:covered-table-cell/>
          <table:covered-table-cell/>
        </table:table-row>
        <table:table-row table:style-name="Tabla3.2">
          <table:table-cell table:style-name="Tabla3.D1" table:number-columns-spanned="4" office:value-type="string">
            <text:p text:style-name="Standard">Verificar si esta duplicado; es decir; si ya se procesó un archivo con idéntico nombre <text:span text:style-name="T4">(esto se logra inspeccionando el directorio de procesados)</text:span></text:p>
          </table:table-cell>
          <table:covered-table-cell/>
          <table:covered-table-cell/>
          <table:covered-table-cell/>
        </table:table-row>
        <table:table-row table:style-name="Tabla3.98">
          <table:table-cell table:style-name="Tabla3.D1" table:number-columns-spanned="4" office:value-type="string">
            <text:p text:style-name="Standard">Si todas las verificaciones precedentes fueron OK, el archivo se acepta y se lo mueve al directorio de aceptados.</text:p>
            <text:p text:style-name="Standard">Grabar en el log el nombre del archivo aceptado </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a3.88">
          <table:table-cell table:style-name="Tabla3.D1" table:number-columns-spanned="4" office:value-type="string">
            <text:p text:style-name="P7">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a3.98">
          <table:table-cell table:style-name="Tabla3.D1" table:number-columns-spanned="4" office:value-type="string">
            <text:p text:style-name="Standard">Si el tráiler esta OK, continuar procesando el contenido del archivo</text:p>
            <text:p text:style-name="Standard"><text:span text:style-name="T2"><text:s/></text:span>Grabar en el log que el tráiler esta ok </text:p>
          </table:table-cell>
          <table:covered-table-cell/>
          <table:covered-table-cell/>
          <table:covered-table-cell/>
        </table:table-row>
        <table:table-row table:style-name="Tabla3.98">
          <table:table-cell table:style-name="Tabla3.D1" table:number-columns-spanned="4" office:value-type="string">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P18">procesando el contenido del archivo </text:p>
            <text:p text:style-name="Standard">Cada registro de Detalle contiene</text:p>
            <text:list xml:id="list3238896069" text:style-name="WW8Num4">
              <text:list-item>
                <text:p text:style-name="P37">Operador</text:p>
              </text:list-item>
              <text:list-item>
                <text:p text:style-name="P36">Nro Pieza</text:p>
              </text:list-item>
              <text:list-item>
                <text:p text:style-name="P36">Apellido y Nombre</text:p>
              </text:list-item>
              <text:list-item>
                <text:p text:style-name="P36">Tipo Doc</text:p>
              </text:list-item>
              <text:list-item>
                <text:p text:style-name="P36">Nro Doc</text:p>
              </text:list-item>
              <text:list-item>
                <text:p text:style-name="P36"><text:span text:style-name="T18">Codigo Postal</text:span> </text:p>
              </text:list-item>
            </text:list>
          </table:table-cell>
          <table:covered-table-cell/>
          <table:covered-table-cell/>
          <table:covered-table-cell/>
        </table:table-row>
        <table:table-row table:style-name="Tabla3.2">
          <table:table-cell table:style-name="Tabla3.D1" table:number-columns-spanned="4" office:value-type="string">
            <text:p text:style-name="Standard">Verificar que el <text:span text:style-name="T17">operador</text:span> exista en el archivo Operadores</text:p>
          </table:table-cell>
          <table:covered-table-cell/>
          <table:covered-table-cell/>
          <table:covered-table-cell/>
        </table:table-row>
        <table:table-row table:style-name="Tabla3.2">
          <table:table-cell table:style-name="Tabla3.D1" table:number-columns-spanned="4" office:value-type="string">
            <text:p text:style-name="Standard">Verificar que el contrato con el operador de correo este vigente para el mes indicado en el filename</text:p>
          </table:table-cell>
          <table:covered-table-cell/>
          <table:covered-table-cell/>
          <table:covered-table-cell/>
        </table:table-row>
        <text:soft-page-break/>
        <table:table-row table:style-name="Tabla3.98">
          <table:table-cell table:style-name="Tabla3.D1" table:number-columns-spanned="4" office:value-type="string">
            <text:p text:style-name="Standard">Verificar que la combinación <text:span text:style-name="T17">operador</text:span>-<text:span text:style-name="T18">codigo postal</text:span> exista en el archivo Sucursales </text:p>
          </table:table-cell>
          <table:covered-table-cell/>
          <table:covered-table-cell/>
          <table:covered-table-cell/>
        </table:table-row>
        <table:table-row table:style-name="Tabla3.107">
          <table:table-cell table:style-name="Tabla3.D1" table:number-columns-spanned="4" office:value-type="string">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 </text:p>
            <text:list xml:id="list606728515" text:style-name="WW8Num29">
              <text:list-item>
                <text:p text:style-name="P38">Identificador de Pieza Completado con ceros a la izquierda</text:p>
              </text:list-item>
              <text:list-item>
                <text:p text:style-name="P38">Apellido y Nombre: eliminando los blancos innecesarios intermedios y a derecha. Completado con espacios a la izquierda </text:p>
              </text:list-item>
              <text:list-item>
                <text:p text:style-name="P38">Tipo Documento</text:p>
              </text:list-item>
              <text:list-item>
                <text:p text:style-name="P38">Documento Completado con ceros a la izquierda</text:p>
              </text:list-item>
              <text:list-item>
                <text:p text:style-name="P38">Código postal</text:p>
              </text:list-item>
              <text:list-item>
                <text:p text:style-name="P38">Nuevo!! CodigoSucursal Destino eliminando los blancos innecesarios intermedios y a derecha. Completado con espacios a la izquierda </text:p>
              </text:list-item>
              <text:list-item>
                <text:p text:style-name="P38">Nuevo!! Nombre Sucursal Destino eliminando los blancos innecesarios intermedios y a derecha. Completado con espacios a la izquierda </text:p>
              </text:list-item>
              <text:list-item>
                <text:p text:style-name="P38">Nuevo!! Direccion Sucursal Destino eliminando los blancos innecesarios intermedios y a derecha. Completado con espacios a la izquierda </text:p>
              </text:list-item>
              <text:list-item>
                <text:p text:style-name="P38">Nuevo!! Costo de Entrega Completado con ceros a la izquierda</text:p>
              </text:list-item>
              <text:list-item>
                <text:p text:style-name="P38">Nuevo!! Fuente Sin autocompletado, es el nombre del archivo de entregas original</text:p>
              </text:list-item>
            </text:list>
          </table:table-cell>
          <table:covered-table-cell/>
          <table:covered-table-cell/>
          <table:covered-table-cell/>
        </table:table-row>
        <table:table-row table:style-name="Tabla3.98">
          <table:table-cell table:style-name="Tabla3.D1" table:number-columns-spanned="4" office:value-type="string">
            <text:p text:style-name="Standard">Grabar en el log operador, código postal, número de pieza aceptada</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Standard">Cuando se procesa un archivo aceptado se lo mueve a procesados para evitar reproceso</text:p>
          </table:table-cell>
          <table:covered-table-cell/>
          <table:covered-table-cell/>
          <table:covered-table-cell/>
        </table:table-row>
        <table:table-row table:style-name="Tabla3.98">
          <table:table-cell table:style-name="Tabla3.D1" table:number-columns-spanned="4" office:value-type="string">
            <text:p text:style-name="Standard">Cuando se termina el ciclo, el proceso duerme un minuto y se reinicia.</text:p>
          </table:table-cell>
          <table:covered-table-cell/>
          <table:covered-table-cell/>
          <table:covered-table-cell/>
        </table:table-row>
        <table:table-row table:style-name="Tabla3.2">
          <table:table-cell table:style-name="Tabla3.D1" table:number-columns-spanned="4" office:value-type="string">
            <text:list xml:id="list192758021331608" text:continue-list="list192758131839280" text:style-name="WW8Num22">
              <text:list-item>
                <text:h text:style-name="P50" text:outline-level="3"><text:bookmark-start text:name="__RefHeading___Toc6091997"/>Start y Stop<text:bookmark-end text:name="__RefHeading___Toc6091997"/></text:h>
              </text:list-item>
            </text:list>
            <text:p text:style-name="P8">Puede construir una función que haga los dos trabajos o dos funciones separadas</text:p>
          </table:table-cell>
          <table:covered-table-cell/>
          <table:covered-table-cell/>
          <table:covered-table-cell/>
        </table:table-row>
        <table:table-row table:style-name="Tabla3.98">
          <table:table-cell table:style-name="Tabla3.D1" table:number-columns-spanned="4" office:value-type="string">
            <text:p text:style-name="P8">STOP</text:p>
            <text:p text:style-name="Standard">Esta función tiene por objeto detener procesos. </text:p>
            <text:p text:style-name="Standard">Es complementaria a Start</text:p>
            <text:p text:style-name="P8">Evidenciar en un log el resultado de la operación (puede ser compartido con start)</text:p>
            <text:p text:style-name="P8">Explicar su uso en el README</text:p>
          </table:table-cell>
          <table:covered-table-cell/>
          <table:covered-table-cell/>
          <table:covered-table-cell/>
        </table:table-row>
        <table:table-row table:style-name="Tabla3.98">
          <table:table-cell table:style-name="Tabla3.D1" table:number-columns-spanned="4" office:value-type="string">
            <text:p text:style-name="P8">START</text:p>
            <text:p text:style-name="P8">Esta función tiene por objeto arrancar procesos. </text:p>
            <text:p text:style-name="P8">Es complementaria a Stop</text:p>
            <text:p text:style-name="P8">Puede ser invocada desde la línea de comando o bien desde otro comando.</text:p>
            <text:p text:style-name="P8">No se puede arrancar un proceso si éste ya se encuentra corriendo. </text:p>
            <text:p text:style-name="P8">No se puede arrancar un proceso si la inicialización de ambiente no fue realizada. </text:p>
            <text:p text:style-name="P8">Evidenciar en un log el resultado de la operación</text:p>
            <text:p text:style-name="P8">Explicar su uso en el README</text:p>
          </table:table-cell>
          <table:covered-table-cell/>
          <table:covered-table-cell/>
          <table:covered-table-cell/>
        </table:table-row>
        <table:table-row table:style-name="Tabla3.2">
          <table:table-cell table:style-name="Tabla3.D1" table:number-columns-spanned="4" office:value-type="string">
            <text:list xml:id="list192758158368422" text:continue-numbering="true" text:style-name="WW8Num22">
              <text:list-item>
                <text:h text:style-name="P50" text:outline-level="3"><text:bookmark-start text:name="__RefHeading___Toc6091998"/>Prueba del Proceso <text:bookmark-end text:name="__RefHeading___Toc6091998"/></text:h>
              </text:list-item>
            </text:list>
          </table:table-cell>
          <table:covered-table-cell/>
          <table:covered-table-cell/>
          <table:covered-table-cell/>
        </table:table-row>
        <table:table-row table:style-name="Tabla3.2">
          <table:table-cell table:style-name="Tabla3.A1" office:value-type="string">
            <text:list xml:id="list192756710909117" text:continue-list="list192758419899043" text:style-name="WW8Num23">
              <text:list-item>
                <text:p text:style-name="P34">¿Hay hipótesis indicando que separador de campos se emplea en el input?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8364145636" text:continue-numbering="true" text:style-name="WW8Num23">
              <text:list-item>
                <text:p text:style-name="P34">¿Hay Indicación correcta en el readme de cómo se ejecuta este script?</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7486594419" text:continue-numbering="true" text:style-name="WW8Num23">
              <text:list-item>
                <text:p text:style-name="P34">¿Hay Indicación correcta en el readme de cómo se detiene este script?</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9" office:value-type="string">
            <text:list xml:id="list192756724171737" text:continue-numbering="true" text:style-name="WW8Num23">
              <text:list-item>
                <text:p text:style-name="P34">Test: ¿el proceso no ejecuta cuando el sistema nunca fue inicializado? </text:p>
              </text:list-item>
            </text:list>
          </table:table-cell>
          <table:table-cell table:style-name="Tabla3.A19" office:value-type="string">
            <text:p text:style-name="P14">Si</text:p>
          </table:table-cell>
          <table:table-cell table:style-name="Tabla3.A19" office:value-type="string">
            <text:p text:style-name="P4"/>
          </table:table-cell>
          <table:table-cell table:style-name="Tabla3.A2" office:value-type="string">
            <text:p text:style-name="P4"/>
          </table:table-cell>
        </table:table-row>
        <table:table-row table:style-name="Tabla3.120">
          <table:table-cell table:style-name="Tabla3.A20" office:value-type="string">
            <text:list xml:id="list192756719290282" text:continue-numbering="true" text:style-name="WW8Num23">
              <text:list-item>
                <text:p text:style-name="P34">¿Aclara en Hipótesis donde se realiza este control?</text:p>
              </text:list-item>
            </text:list>
          </table:table-cell>
          <table:table-cell table:style-name="Tabla3.A20" office:value-type="string">
            <text:p text:style-name="P14">Si</text:p>
          </table:table-cell>
          <table:table-cell table:style-name="Tabla3.A20" office:value-type="string">
            <text:p text:style-name="P4"/>
          </table:table-cell>
          <table:table-cell table:style-name="Tabla3.D20" office:value-type="string">
            <text:p text:style-name="P4"/>
          </table:table-cell>
        </table:table-row>
        <table:table-row table:style-name="Tabla3.44">
          <table:table-cell table:style-name="Tabla3.A19" office:value-type="string">
            <text:list xml:id="list192758456427137" text:continue-numbering="true" text:style-name="WW8Num23">
              <text:list-item>
                <text:p text:style-name="P34">Test: ¿se previene la ejecución de dos procesos simultáneos? </text:p>
              </text:list-item>
            </text:list>
          </table:table-cell>
          <table:table-cell table:style-name="Tabla3.A19" office:value-type="string">
            <text:p text:style-name="P14">No</text:p>
          </table:table-cell>
          <table:table-cell table:style-name="Tabla3.A19" office:value-type="string">
            <text:p text:style-name="P4"/>
          </table:table-cell>
          <table:table-cell table:style-name="Tabla3.A2" office:value-type="string">
            <text:p text:style-name="P4"/>
          </table:table-cell>
        </table:table-row>
        <text:soft-page-break/>
        <table:table-row table:style-name="Tabla3.120">
          <table:table-cell table:style-name="Tabla3.A20" office:value-type="string">
            <text:list xml:id="list192757580719975" text:continue-numbering="true" text:style-name="WW8Num23">
              <text:list-item>
                <text:p text:style-name="P34">¿Aclara en Hipótesis como se realiza este control?</text:p>
              </text:list-item>
            </text:list>
          </table:table-cell>
          <table:table-cell table:style-name="Tabla3.A20" office:value-type="string">
            <text:p text:style-name="P14">No</text:p>
          </table:table-cell>
          <table:table-cell table:style-name="Tabla3.A20" office:value-type="string">
            <text:p text:style-name="P4"/>
          </table:table-cell>
          <table:table-cell table:style-name="Tabla3.D20" office:value-type="string">
            <text:p text:style-name="P4"/>
          </table:table-cell>
        </table:table-row>
        <table:table-row table:style-name="Tabla3.123">
          <table:table-cell table:style-name="Tabla3.A1" office:value-type="string">
            <text:list xml:id="list192757149726817" text:continue-numbering="true" text:style-name="WW8Num23">
              <text:list-item>
                <text:p text:style-name="P34">Test: ¿muestra por pantalla el motivo de la cancelación? </text:p>
              </text:list-item>
            </text:list>
          </table:table-cell>
          <table:table-cell table:style-name="Tabla3.A1" office:value-type="string">
            <text:p text:style-name="P12">Si</text:p>
          </table:table-cell>
          <table:table-cell table:style-name="Tabla3.A1" office:value-type="string">
            <text:p text:style-name="P4"/>
          </table:table-cell>
          <table:table-cell table:style-name="Tabla3.D1" office:value-type="string">
            <text:p text:style-name="P4"/>
          </table:table-cell>
        </table:table-row>
        <table:table-row table:style-name="Tabla3.124">
          <table:table-cell table:style-name="Tabla3.A1" office:value-type="string">
            <text:list xml:id="list192757962504006" text:continue-numbering="true" text:style-name="WW8Num23">
              <text:list-item>
                <text:p text:style-name="P34">Test: ¿cuenta los ciclos? </text:p>
              </text:list-item>
            </text:list>
          </table:table-cell>
          <table:table-cell table:style-name="Tabla3.A1" office:value-type="string">
            <text:p text:style-name="P12">Si</text:p>
          </table:table-cell>
          <table:table-cell table:style-name="Tabla3.A1" office:value-type="string">
            <text:p text:style-name="P4"/>
          </table:table-cell>
          <table:table-cell table:style-name="Tabla3.D1" office:value-type="string">
            <text:p text:style-name="P4"/>
          </table:table-cell>
        </table:table-row>
        <table:table-row table:style-name="Tabla3.125">
          <table:table-cell table:style-name="Tabla3.A1" office:value-type="string">
            <text:list xml:id="list192757522841149" text:continue-numbering="true" text:style-name="WW8Num23">
              <text:list-item>
                <text:p text:style-name="P34">Test: ¿detecta las novedades? </text:p>
              </text:list-item>
            </text:list>
          </table:table-cell>
          <table:table-cell table:style-name="Tabla3.A1" office:value-type="string">
            <text:p text:style-name="P12">Si</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92757421595639" text:continue-numbering="true" text:style-name="WW8Num23">
              <text:list-item>
                <text:p text:style-name="P34">Test: ¿valida ok un nombre de archivo correcto? </text:p>
              </text:list-item>
            </text:list>
          </table:table-cell>
          <table:table-cell table:style-name="Tabla3.A1" office:value-type="string">
            <text:p text:style-name="P12">Si</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92757414574522" text:continue-numbering="true" text:style-name="WW8Num23">
              <text:list-item>
                <text:p text:style-name="P34">Test: ¿mueve el archivo de arribos a aceptados cuando esta ok? </text:p>
              </text:list-item>
            </text:list>
          </table:table-cell>
          <table:table-cell table:style-name="Tabla3.A1" office:value-type="string">
            <text:p text:style-name="P12">Si </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92758388331369" text:continue-numbering="true" text:style-name="WW8Num23">
              <text:list-item>
                <text:p text:style-name="P34">Test: ¿mueve el archivo de arribos a rechazados cuando no esta ok? </text:p>
              </text:list-item>
            </text:list>
          </table:table-cell>
          <table:table-cell table:style-name="Tabla3.A1" office:value-type="string">
            <text:p text:style-name="P12">Si </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92757037482458" text:continue-numbering="true" text:style-name="WW8Num23">
              <text:list-item>
                <text:p text:style-name="P34">Test: ¿mueve ok un archivo con filename con espacios entre palabras? </text:p>
              </text:list-item>
            </text:list>
          </table:table-cell>
          <table:table-cell table:style-name="Tabla3.A1" office:value-type="string">
            <text:p text:style-name="P14">No</text:p>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92757355157283" text:continue-numbering="true" text:style-name="WW8Num23">
              <text:list-item>
                <text:p text:style-name="P34">Test: ¿si el archivo es de un mes futuro, lo rechaza? </text:p>
              </text:list-item>
            </text:list>
          </table:table-cell>
          <table:table-cell table:style-name="Tabla3.A1" office:value-type="string">
            <text:p text:style-name="P12">Si </text:p>
          </table:table-cell>
          <table:table-cell table:style-name="Tabla3.A1" office:value-type="string">
            <text:p text:style-name="P4"/>
          </table:table-cell>
          <table:table-cell table:style-name="Tabla3.D1" office:value-type="string">
            <text:p text:style-name="P4"/>
          </table:table-cell>
        </table:table-row>
        <table:table-row table:style-name="Tabla3.131">
          <table:table-cell table:style-name="Tabla3.A1" office:value-type="string">
            <text:list xml:id="list192758070313686" text:continue-numbering="true" text:style-name="WW8Num23">
              <text:list-item>
                <text:p text:style-name="P34">Test: ¿verifica que el archivo no esta vacío? lo rechaza?</text:p>
              </text:list-item>
            </text:list>
          </table:table-cell>
          <table:table-cell table:style-name="Tabla3.A1" office:value-type="string">
            <text:p text:style-name="P12">Si </text:p>
          </table:table-cell>
          <table:table-cell table:style-name="Tabla3.A1" office:value-type="string">
            <text:p text:style-name="P4"/>
          </table:table-cell>
          <table:table-cell table:style-name="Tabla3.D1" office:value-type="string">
            <text:p text:style-name="P4"/>
          </table:table-cell>
        </table:table-row>
        <table:table-row table:style-name="Tabla3.132">
          <table:table-cell table:style-name="Tabla3.A1" office:value-type="string">
            <text:list xml:id="list192758674467948" text:continue-numbering="true" text:style-name="WW8Num23">
              <text:list-item>
                <text:p text:style-name="P34">Test: ¿verifica que el archivo sea regular? lo rechaza?</text:p>
              </text:list-item>
            </text:list>
          </table:table-cell>
          <table:table-cell table:style-name="Tabla3.A1" office:value-type="string">
            <text:p text:style-name="P13">Si</text:p>
          </table:table-cell>
          <table:table-cell table:style-name="Tabla3.A1" office:value-type="string">
            <text:p text:style-name="P4"/>
          </table:table-cell>
          <table:table-cell table:style-name="Tabla3.D1" office:value-type="string">
            <text:p text:style-name="P4"/>
          </table:table-cell>
        </table:table-row>
        <table:table-row table:style-name="Tabla3.132">
          <table:table-cell table:style-name="Tabla3.A1" office:value-type="string">
            <text:list xml:id="list192757672734416" text:continue-numbering="true" text:style-name="WW8Num23">
              <text:list-item>
                <text:p text:style-name="P34">Test: ¿verifica que el archivo no esté duplicado? </text:p>
              </text:list-item>
            </text:list>
          </table:table-cell>
          <table:table-cell table:style-name="Tabla3.A1" office:value-type="string">
            <text:p text:style-name="P13">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597696500" text:continue-numbering="true" text:style-name="WW8Num23">
              <text:list-item>
                <text:p text:style-name="P34">Test: ¿rechaza un archivo con tráiler incorrecto por # de registros? </text:p>
              </text:list-item>
            </text:list>
          </table:table-cell>
          <table:table-cell table:style-name="Tabla3.A1" office:value-type="string">
            <text:p text:style-name="P13">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869679633" text:continue-numbering="true" text:style-name="WW8Num23">
              <text:list-item>
                <text:p text:style-name="P34">Test: ¿rechaza un archivo sin tráiler? </text:p>
              </text:list-item>
            </text:list>
          </table:table-cell>
          <table:table-cell table:style-name="Tabla3.A1" office:value-type="string">
            <text:p text:style-name="P13">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565308434" text:continue-numbering="true" text:style-name="WW8Num23">
              <text:list-item>
                <text:p text:style-name="P34">Test: ¿rechaza un archivo con tráiler incorrecto por SUM de código postal? </text:p>
              </text:list-item>
            </text:list>
          </table:table-cell>
          <table:table-cell table:style-name="Tabla3.A1" office:value-type="string">
            <text:p text:style-name="P13">Si</text:p>
          </table:table-cell>
          <table:table-cell table:style-name="Tabla3.A1" office:value-type="string">
            <text:p text:style-name="P4"/>
          </table:table-cell>
          <table:table-cell table:style-name="Tabla3.D1" office:value-type="string">
            <text:p text:style-name="P4"/>
          </table:table-cell>
        </table:table-row>
        <table:table-row table:style-name="Tabla3.88">
          <table:table-cell table:style-name="Tabla3.A1" office:value-type="string">
            <text:list xml:id="list192757456524996" text:continue-numbering="true" text:style-name="WW8Num23">
              <text:list-item>
                <text:p text:style-name="P34"><text:span text:style-name="T4">En el log, ¿hay </text:span>líneas del progreso de la ejecución?</text:p>
              </text:list-item>
            </text:list>
            <text:p text:style-name="Standard"><text:span text:style-name="T15">Ejemplo: </text:span>“se acepta archivo xxx” “se rechaza archivo yyy; se procesa archivo zzz”</text:p>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194855204" text:continue-numbering="true" text:style-name="WW8Num23">
              <text:list-item>
                <text:p text:style-name="P34">Test: ¿lo saca de aceptados y lo mueve a rechazados?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213248980" text:continue-numbering="true" text:style-name="WW8Num23">
              <text:list-item>
                <text:p text:style-name="P34">Test: ¿valida bien que el operador exista en operadores?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6786696246" text:continue-numbering="true" text:style-name="WW8Num23">
              <text:list-item>
                <text:p text:style-name="P34">Test: si no existe, ¿rechaza el registro e indica el motivo?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6898950053" text:continue-numbering="true" text:style-name="WW8Num23">
              <text:list-item>
                <text:p text:style-name="P34">Test: ¿valida bien que el operador – cp exista en sucursales?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6942735560" text:continue-numbering="true" text:style-name="WW8Num23">
              <text:list-item>
                <text:p text:style-name="P34">Test: si no existe, ¿rechaza el registro e indica el motivo? </text:p>
              </text:list-item>
            </text:list>
          </table:table-cell>
          <table:table-cell table:style-name="Tabla3.A1" office:value-type="string">
            <text:p text:style-name="P14">Si </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520805118" text:continue-numbering="true" text:style-name="WW8Num23">
              <text:list-item>
                <text:p text:style-name="P34">Test: ¿registra en el log operador, código postal, número de pieza rechazada y bien en claro el motivo del rechazo? </text:p>
              </text:list-item>
            </text:list>
          </table:table-cell>
          <table:table-cell table:style-name="Tabla3.A1" office:value-type="string">
            <text:p text:style-name="P14">Si</text:p>
            <text:p text:style-name="P14"/>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576131341" text:continue-numbering="true" text:style-name="WW8Num23">
              <text:list-item>
                <text:p text:style-name="P34">Test: ¿arma el registro de salida correctamente?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657881312" text:continue-numbering="true" text:style-name="WW8Num23">
              <text:list-item>
                <text:p text:style-name="P34">Test: ¿los campos numéricos se rellenan como es pedido?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103636076" text:continue-numbering="true" text:style-name="WW8Num23">
              <text:list-item>
                <text:p text:style-name="P34">Test: ¿los campos alfa se rellenan como es pedido?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454573654" text:continue-numbering="true" text:style-name="WW8Num23">
              <text:list-item>
                <text:p text:style-name="P34">Test: ¿se eliminan los espacios intermedios?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418452648" text:continue-numbering="true" text:style-name="WW8Num23">
              <text:list-item>
                <text:p text:style-name="P34">Test: ¿lo graba en el archivo correspondiente?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327448929" text:continue-numbering="true" text:style-name="WW8Num23">
              <text:list-item>
                <text:p text:style-name="P34">Test: ¿registra en el log operador, código postal, número de pieza aceptada?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8095705364" text:continue-numbering="true" text:style-name="WW8Num23">
              <text:list-item>
                <text:p text:style-name="P34">Test: ¿mueve de aceptados a procesados?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92757078224046" text:continue-numbering="true" text:style-name="WW8Num23">
              <text:list-item>
                <text:p text:style-name="P34">Test: ¿duerme y arranca nuevamente otro ciclo? </text:p>
              </text:list-item>
            </text:list>
          </table:table-cell>
          <table:table-cell table:style-name="Tabla3.A1" office:value-type="string">
            <text:p text:style-name="P14">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Arranque - Detención</text:p>
          </table:table-cell>
          <table:covered-table-cell/>
          <table:covered-table-cell/>
          <table:covered-table-cell/>
        </table:table-row>
        <table:table-row table:style-name="Tabla3.2">
          <table:table-cell table:style-name="Tabla3.A1" office:value-type="string">
            <text:list xml:id="list192757331650416" text:continue-numbering="true" text:style-name="WW8Num23">
              <text:list-item>
                <text:p text:style-name="P34">En el log, hay evidencia que realizaron varias pruebas de arranque - detención</text:p>
              </text:list-item>
            </text:list>
            <text:list xml:id="list509532104" text:style-name="WW8Num8">
              <text:list-item>
                <text:p text:style-name="P39">Arranque con y sin sistema inicializado</text:p>
              </text:list-item>
              <text:list-item>
                <text:p text:style-name="P39">Arranque con y sin otro proceso corriendo</text:p>
              </text:list-item>
              <text:list-item>
                <text:p text:style-name="P39">Detención </text:p>
              </text:list-item>
            </text:list>
          </table:table-cell>
          <table:table-cell table:style-name="Tabla3.A1" office:value-type="string">
            <text:p text:style-name="P43"/>
            <text:p text:style-name="P43"/>
            <text:p text:style-name="P43">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1</text:p>
          </table:table-cell>
          <table:covered-table-cell/>
          <table:covered-table-cell/>
          <table:covered-table-cell/>
        </table:table-row>
        <table:table-row table:style-name="Tabla3.2">
          <table:table-cell table:style-name="Tabla3.A1" office:value-type="string">
            <text:list xml:id="list192757614602868" text:continue-list="list192757331650416" text:style-name="WW8Num23">
              <text:list-item>
                <text:p text:style-name="P34">¿En el log, hay evidencia del proceso de los siguientes archivos de novedades? (todos deben contener al menos 1 registro con cualquier formato)</text:p>
              </text:list-item>
            </text:list>
            <text:list xml:id="list3254678385" text:style-name="WW8Num21">
              <text:list-item>
                <text:p text:style-name="P40">Entergas_01</text:p>
              </text:list-item>
              <text:list-item>
                <text:p text:style-name="P40">Entregas 01</text:p>
              </text:list-item>
              <text:list-item>
                <text:p text:style-name="P40">Entregas_001</text:p>
              </text:list-item>
              <text:list-item>
                <text:p text:style-name="P40">Entregas_00</text:p>
              </text:list-item>
              <text:list-item>
                <text:p text:style-name="P40">Entregas-01</text:p>
              </text:list-item>
            </text:list>
          </table:table-cell>
          <table:table-cell table:style-name="Tabla3.A1" office:value-type="string">
            <text:p text:style-name="P44"/>
            <text:p text:style-name="P49">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2</text:p>
          </table:table-cell>
          <table:covered-table-cell/>
          <table:covered-table-cell/>
          <table:covered-table-cell/>
        </table:table-row>
        <table:table-row table:style-name="Tabla3.2">
          <table:table-cell table:style-name="Tabla3.A1" office:value-type="string">
            <text:list xml:id="list192757690817891" text:continue-list="list192757614602868" text:style-name="WW8Num23">
              <text:list-item>
                <text:p text:style-name="P34">¿En el log, hay evidencia del proceso de los siguientes <text:soft-page-break/>archivos de novedades? (con el contenido indicado)</text:p>
              </text:list-item>
            </text:list>
            <text:list xml:id="list192757688225468" text:continue-list="list3254678385" text:style-name="WW8Num21">
              <text:list-item>
                <text:p text:style-name="P40">Entregas_02 vacío</text:p>
              </text:list-item>
              <text:list-item>
                <text:p text:style-name="P40">Entregas_03 conteniendo un pdf</text:p>
              </text:list-item>
            </text:list>
          </table:table-cell>
          <table:table-cell table:style-name="Tabla3.A1" office:value-type="string">
            <text:p text:style-name="P47">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3</text:p>
          </table:table-cell>
          <table:covered-table-cell/>
          <table:covered-table-cell/>
          <table:covered-table-cell/>
        </table:table-row>
        <table:table-row table:style-name="Tabla3.2">
          <table:table-cell table:style-name="Tabla3.A1" office:value-type="string">
            <text:list xml:id="list192758702386690" text:continue-list="list192757690817891" text:style-name="WW8Num23">
              <text:list-item>
                <text:p text:style-name="P34">¿En el log, hay evidencia del proceso de los siguientes archivos de novedades? (con el contenido indicado)</text:p>
              </text:list-item>
            </text:list>
            <text:list xml:id="list192758755409710" text:continue-list="list192757688225468" text:style-name="WW8Num21">
              <text:list-item>
                <text:p text:style-name="P40">Entregas_04 conteniendo 3 registros sin trailer</text:p>
              </text:list-item>
              <text:list-item>
                <text:p text:style-name="P40">Entregas_05 conteniendo 2 registros de detalle con tráiler indicando que tiene 3 registros y sumatoria correcta de cp</text:p>
              </text:list-item>
              <text:list-item>
                <text:p text:style-name="P40">Entregas_06 conteniendo 2 registros de detalle con tráiler indicando que tiene 2 registros y sumatoria de cp = 0</text:p>
              </text:list-item>
            </text:list>
          </table:table-cell>
          <table:table-cell table:style-name="Tabla3.A1" office:value-type="string">
            <text:p text:style-name="P45"/>
            <text:p text:style-name="P45"/>
            <text:p text:style-name="P45"/>
            <text:p text:style-name="P48">SI</text:p>
            <text:p text:style-name="P48"/>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4</text:p>
          </table:table-cell>
          <table:covered-table-cell/>
          <table:covered-table-cell/>
          <table:covered-table-cell/>
        </table:table-row>
        <table:table-row table:style-name="Tabla3.2">
          <table:table-cell table:style-name="Tabla3.A1" office:value-type="string">
            <text:list xml:id="list192757267519401" text:continue-list="list192758702386690" text:style-name="WW8Num23">
              <text:list-item>
                <text:p text:style-name="P34">¿En el log, hay evidencia del proceso de los siguientes archivos de novedades? casos de prueba construidos por el grupo en donde</text:p>
              </text:list-item>
            </text:list>
            <text:list xml:id="list285070018" text:style-name="WW8Num18">
              <text:list-item>
                <text:p text:style-name="P41">Se manda a procesar un registro con código de operador inexistente</text:p>
              </text:list-item>
              <text:list-item>
                <text:p text:style-name="P41">Se manda a procesar un registro con operador no vigente</text:p>
              </text:list-item>
              <text:list-item>
                <text:p text:style-name="P41">Se manda a procesar un registro con operador existente - código postal inexistente </text:p>
              </text:list-item>
              <text:list-item>
                <text:p text:style-name="P41">Se manda a procesar un registro con formato incorrecto</text:p>
              </text:list-item>
            </text:list>
            <text:p text:style-name="Standard">NOTA: tomar como guía los registros de entregas 07, solo el ultimo es aceptable</text:p>
          </table:table-cell>
          <table:table-cell table:style-name="Tabla3.A1" office:value-type="string">
            <text:p text:style-name="P45"/>
            <text:p text:style-name="P45"/>
            <text:p text:style-name="P45"/>
            <text:p text:style-name="P46">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8240048296" text:continue-list="list192757267519401" text:style-name="WW8Num23">
              <text:list-item>
                <text:p text:style-name="P34">¿Envió todos los casos de prueba necesarios?</text:p>
              </text:list-item>
            </text:list>
          </table:table-cell>
          <table:table-cell table:style-name="Tabla3.A1" office:value-type="string">
            <text:p text:style-name="P46">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5</text:p>
          </table:table-cell>
          <table:covered-table-cell/>
          <table:covered-table-cell/>
          <table:covered-table-cell/>
        </table:table-row>
        <table:table-row table:style-name="Tabla3.164">
          <table:table-cell table:style-name="Tabla3.A1" office:value-type="string">
            <text:list xml:id="list192758775260560" text:continue-numbering="true" text:style-name="WW8Num23">
              <text:list-item>
                <text:p text:style-name="P34">¿En el log, hay evidencia del proceso de los siguientes archivos de novedades? casos de prueba remitidos por la catedra</text:p>
              </text:list-item>
            </text:list>
            <text:list xml:id="list192758477579912" text:continue-list="list192758755409710" text:style-name="WW8Num21">
              <text:list-item>
                <text:p text:style-name="P40">Entregas_08</text:p>
              </text:list-item>
              <text:list-item>
                <text:p text:style-name="P40">Entregas_09</text:p>
              </text:list-item>
              <text:list-item>
                <text:p text:style-name="P40">Entregas_10</text:p>
              </text:list-item>
              <text:list-item>
                <text:p text:style-name="P40">Entregas_11</text:p>
              </text:list-item>
            </text:list>
          </table:table-cell>
          <table:table-cell table:style-name="Tabla3.A1" office:value-type="string">
            <text:p text:style-name="P45"/>
            <text:p text:style-name="P45"/>
            <text:p text:style-name="P45"/>
            <text:p text:style-name="P46">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8478823695" text:continue-list="list192758775260560" text:style-name="WW8Num23">
              <text:list-item>
                <text:p text:style-name="P34">Verificar Líneas de log del procesamiento correcto de estos archivos</text:p>
              </text:list-item>
            </text:list>
          </table:table-cell>
          <table:table-cell table:style-name="Tabla3.A1" office:value-type="string">
            <text:p text:style-name="P46">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92757673919278" text:continue-numbering="true" text:style-name="WW8Num23">
              <text:list-item>
                <text:p text:style-name="P34">Volver a depositar los archivos <text:s/></text:p>
              </text:list-item>
            </text:list>
            <text:list xml:id="list192757570291985" text:continue-list="list192758477579912" text:style-name="WW8Num21">
              <text:list-item>
                <text:p text:style-name="P40">Entregas_08</text:p>
              </text:list-item>
              <text:list-item>
                <text:p text:style-name="P40">Entregas_09</text:p>
              </text:list-item>
              <text:list-item>
                <text:p text:style-name="P40">Entregas_10</text:p>
              </text:list-item>
              <text:list-item>
                <text:p text:style-name="P40">Entregas_11</text:p>
              </text:list-item>
            </text:list>
            <text:p text:style-name="Standard">Verificar líneas de log del NO procesamiento de estos archivos</text:p>
          </table:table-cell>
          <table:table-cell table:style-name="Tabla3.A1" office:value-type="string">
            <text:p text:style-name="P45"/>
            <text:p text:style-name="P45"/>
            <text:p text:style-name="P46">SI</text:p>
          </table:table-cell>
          <table:table-cell table:style-name="Tabla3.A1" office:value-type="string">
            <text:p text:style-name="P4"/>
          </table:table-cell>
          <table:table-cell table:style-name="Tabla3.D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212cm" fo:margin-bottom="0cm" loext:contextual-spacing="false" fo:text-align="justify" style:justify-single-word="false"/>
      <style:text-properties fo:font-size="16pt" fo:language="es" fo:country="MX" fo:font-weight="bold" style:font-name-asian="MS Mincho" style:font-family-asian="'MS Mincho', 'ＭＳ 明朝'" style:font-family-generic-asian="modern" style:font-size-asian="16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498cm" fo:margin-right="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Sangría_20_3_20_de_20_t._20_independiente" style:display-name="Sangría 3 de t. independiente" style:family="paragraph" style:parent-style-name="Standard">
      <style:paragraph-properties fo:margin-left="1.905cm" fo:margin-right="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left="0.635cm" fo:margin-right="0cm" fo:margin-top="0.212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Índice_20_4" style:display-name="Índice 4" style:family="paragraph" style:parent-style-name="Standard" style:next-style-name="Standard">
      <style:paragraph-properties fo:margin-left="1.411cm" fo:margin-right="0cm" fo:text-indent="-0.353cm" style:auto-text-indent="false"/>
    </style:style>
    <style:style style:name="Índice_20_5" style:display-name="Índice 5" style:family="paragraph" style:parent-style-name="Standard" style:next-style-name="Standard">
      <style:paragraph-properties fo:margin-left="1.764cm" fo:margin-right="0cm" fo:text-indent="-0.353cm" style:auto-text-indent="false"/>
    </style:style>
    <style:style style:name="Índice_20_6" style:display-name="Índice 6" style:family="paragraph" style:parent-style-name="Standard" style:next-style-name="Standard">
      <style:paragraph-properties fo:margin-left="2.117cm" fo:margin-right="0cm" fo:text-indent="-0.353cm" style:auto-text-indent="false"/>
    </style:style>
    <style:style style:name="Índice_20_7" style:display-name="Índice 7" style:family="paragraph" style:parent-style-name="Standard" style:next-style-name="Standard">
      <style:paragraph-properties fo:margin-left="2.469cm" fo:margin-right="0cm" fo:text-indent="-0.353cm" style:auto-text-indent="false"/>
    </style:style>
    <style:style style:name="Índice_20_8" style:display-name="Índice 8" style:family="paragraph" style:parent-style-name="Standard" style:next-style-name="Standard">
      <style:paragraph-properties fo:margin-left="2.822cm" fo:margin-right="0cm" fo:text-indent="-0.353cm" style:auto-text-indent="false"/>
    </style:style>
    <style:style style:name="Índice_20_9" style:display-name="Índice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ＭＳ 明朝'" style:font-family-generic-asian="modern" style:font-style-asian="italic"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family="'Courier New'" style:font-family-generic="modern" fo:font-size="9pt" fo:language="es" fo:country="AR" fo:font-weight="bold" style:font-size-asian="9pt" style:font-weight-asian="bold" style:font-name-complex="Courier New" style:font-family-complex="'Courier New'" style:font-family-generic-complex="modern" style:font-weight-complex="bold"/>
    </style:style>
    <style:style style:name="Texto_20_sin_20_formato" style:display-name="Texto sin formato" style:family="paragraph" style:parent-style-name="Standard">
      <style:text-properties style:font-name="Courier New" fo:font-family="'Courier New'" style:font-family-generic="modern" style:font-name-complex="Tahoma" style:font-family-complex="Tahoma" style:font-family-generic-complex="swiss" style:font-pitch-complex="variable"/>
    </style:style>
    <style:style style:name="xl2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5"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6"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7"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8"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9"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0"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1"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2"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3"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5"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6"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7"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8"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9" style:family="paragraph" style:parent-style-name="Standard">
      <style:paragraph-properties fo:margin-top="0.176cm" fo:margin-bottom="0.176cm" loext:contextual-spacing="false" fo:text-align="center" style:justify-single-word="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0" style:family="paragraph" style:parent-style-name="Standard">
      <style:paragraph-properties fo:margin-top="0.176cm" fo:margin-bottom="0.176cm" loext:contextual-spacing="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1" style:family="paragraph" style:parent-style-name="Standard">
      <style:paragraph-properties fo:margin-top="0.176cm" fo:margin-bottom="0.176cm" loext:contextual-spacing="false" fo:text-align="center" style:justify-single-word="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2" style:family="paragraph" style:parent-style-name="Standard">
      <style:paragraph-properties fo:margin-top="0.176cm" fo:margin-bottom="0.176cm" loext:contextual-spacing="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family="Arial" style:font-family-generic="swiss" style:font-pitch="variable" fo:font-size="10pt" fo:language="es" fo:country="ES" style:letter-kerning="tru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Footnote" style:family="paragraph" style:parent-style-name="Standard" style:class="extra">
      <style:text-properties style:font-name="Calibri" fo:font-family="Calibri" style:font-family-generic="swiss" style:font-pitch="variable" style:font-name-complex="Calibri" style:font-family-complex="Calibri" style:font-family-generic-complex="swiss" style:font-pitch-complex="variable"/>
    </style:style>
    <style:style style:name="western"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rfc-language-tag="es-ES-u-co-trad" fo:language="es" fo:country="ES" style:font-size-asian="12pt" style:font-name-complex="Times New Roman" style:font-family-complex="'Times New Roman'" style:font-family-generic-complex="roman" style:font-pitch-complex="variable"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left="1.524cm" fo:margin-right="0cm" fo:margin-top="0.212cm" fo:margin-bottom="0.106cm" loext:contextual-spacing="false" fo:text-align="justify" style:justify-single-word="false" fo:orphans="0" fo:widows="0" fo:text-indent="-1.524cm" style:auto-text-indent="false">
        <style:tab-stops>
          <style:tab-stop style:position="1.524cm"/>
        </style:tab-stops>
      </style:paragraph-properties>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 style:display-name="Encabezado de mensaje" style:family="paragraph" style:parent-style-name="Standard">
      <style:paragraph-properties fo:padding="0.035cm" fo:border="0.74pt solid #000000"/>
      <style:text-properties style:font-name="Cambria" fo:font-family="Cambria"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font-style="normal" fo:font-weight="bold" style:font-size-asian="12pt"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2pt" fo:font-style="normal" fo:font-weight="bold" style:font-size-asian="12pt"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font-style="normal" fo:font-weight="bold" style:font-size-asian="1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fo:font-style="normal" fo:font-weight="bold" style:font-size-asian="12pt" style:font-style-asian="normal"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ize="12pt" fo:font-style="normal" fo:font-weight="bold" style:font-size-asian="12pt" style:font-style-asian="normal"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fo:font-style="normal" fo:font-weight="bold" style:font-size-asian="12pt"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style="normal" fo:font-weight="bold" style:font-size-asian="12pt" style:font-style-asian="normal"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size="6pt" style:font-size-asian="6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6pt" style:font-size-asian="6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2pt" fo:font-style="normal" fo:font-weight="bold" style:font-size-asian="12pt" style:font-style-asian="normal" style:font-weight-asian="bold"/>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size="6pt" style:font-size-asian="6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font-size="6pt" style:font-size-asian="6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ítulo_20_1_20_Car" style:display-name="Título 1 Car" style:family="text">
      <style:text-properties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style>
    <style:style style:name="Texto_20_sin_20_formato_20_Car" style:display-name="Texto sin formato Car" style:family="text">
      <style:text-properties style:font-name="Courier New" fo:font-family="'Courier New'" style:font-family-generic="modern" fo:language="es" fo:country="ES" style:font-name-complex="Tahoma" style:font-family-complex="Tahoma" style:font-family-generic-complex="swiss" style:font-pitch-complex="variable"/>
    </style:style>
    <style:style style:name="Título_20_6_20_Car" style:display-name="Título 6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Título_20_3_20_Car" style:display-name="Título 3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nota_20_pie_20_Car" style:display-name="Texto nota pie Car"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Énfasis_20_sutil" style:display-name="Énfasis sutil" style:family="text">
      <style:text-properties fo:color="#808080"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Título_20_4_20_Car" style:display-name="Título 4 Car" style:family="text">
      <style:text-properties fo:font-size="14pt" fo:language="es" fo:country="ES" fo:font-weight="bold" style:font-size-asian="14pt" style:font-weight-asian="bold" style:font-size-complex="14pt" style:font-weight-complex="bold"/>
    </style:style>
    <style:style style:name="Footnote_20_Symbol" style:display-name="Footnote Symbol" style:family="text">
      <style:text-properties style:text-position="super 58%"/>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Arial" fo:font-family="Arial" style:font-family-generic="swiss" style:font-pitch="variable" fo:font-size="12pt" fo:language="es" fo:country="ES" fo:font-style="italic" fo:font-weight="bold" style:font-size-asian="12pt" style:font-style-asian="italic" style:font-weight-asian="bold" style:font-name-complex="Arial" style:font-family-complex="Arial" style:font-family-generic-complex="swiss"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_20_Car" style:display-name="Encabezado de mensaje Car" style:family="text">
      <style:text-properties style:font-name="Cambria" fo:font-family="Cambria" style:font-family-generic="roman" style:font-pitch="variable" fo:font-size="12pt" fo:background-color="#cccccc" style:font-size-asian="12pt" style:font-name-complex="Cambria" style:font-family-complex="Cambria" style:font-family-generic-complex="roman" style:font-pitch-complex="variable" style:font-size-complex="12pt"/>
    </style:style>
    <style:style style:name="Referencia_20_intensa" style:display-name="Refere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Referencia_20_sutil" style:display-name="Referencia sutil" style:family="text">
      <style:text-properties fo:font-variant="small-caps" fo:color="#c0504d"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s" fo:country="ES"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Mención_20_sin_20_resolver" style:display-name="Mención sin resolver" style:family="text">
      <style:text-properties fo:color="#605e5c" fo:background-color="#e1dfd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Punto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6.877cm" fo:margin-left="-0.123cm" table:align="left" style:may-break-between-rows="false" style:writing-mode="lr-tb"/>
    </style:style>
    <style:style style:name="Tabla4.A" style:family="table-column">
      <style:table-column-properties style:column-width="2.625cm"/>
    </style:style>
    <style:style style:name="Tabla4.B" style:family="table-column">
      <style:table-column-properties style:column-width="6.625cm"/>
    </style:style>
    <style:style style:name="Tabla4.C" style:family="table-column">
      <style:table-column-properties style:column-width="7.627cm"/>
    </style:style>
    <style:style style:name="Tabla4.1" style:family="table-row">
      <style:table-row-properties fo:keep-together="always"/>
    </style:style>
    <style:style style:name="Tabla4.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MP4"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MP5" style:family="paragraph" style:parent-style-name="Header">
      <style:text-properties fo:language="none" fo:country="none" style:language-asian="none" style:country-asian="none"/>
    </style:style>
    <style:style style:name="MP6" style:family="paragraph">
      <loext:graphic-properties draw:fill="none" draw:fill-color="#ffffff"/>
      <style:paragraph-properties fo:text-align="center" style:writing-mode="lr-tb"/>
    </style:style>
    <style:style style:name="MP7" style:family="paragraph" style:parent-style-name="Header">
      <style:text-properties style:font-name-asian="Arial"/>
    </style:style>
    <style:style style:name="MT1" style:family="text">
      <style:text-properties fo:font-size="12pt" fo:font-weight="bold" style:font-size-asian="12pt" style:font-weight-asian="bold"/>
    </style:style>
    <style:style style:name="MT2" style:family="text">
      <style:text-properties style:font-name-asian="Arial"/>
    </style:style>
    <style:style style:name="MT3" style:family="text">
      <style:text-properties officeooo:rsid="0006c5b1"/>
    </style:style>
    <style:style style:name="MT4"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3cm" fo:margin-right="3cm" style:writing-mode="lr-tb" style:layout-grid-color="#c0c0c0" style:layout-grid-lines="58"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2.17cm" fo:margin-left="0cm" fo:margin-right="0cm" fo:margin-top="2.0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1"><text:span text:style-name="MT1"><draw:frame draw:style-name="Mfr1" draw:name="Imagen1" text:anchor-type="as-char" svg:width="1.058cm" svg:height="1.669cm" draw:z-index="9"><draw:image xlink:href="Pictures/100000000000005B000000902602F7F00F51A78D.png" xlink:type="simple" xlink:show="embed" xlink:actuate="onLoad" loext:mime-type="image/png"/></draw:frame></text:span><text:span text:style-name="MT1"><text:tab/></text:span></text:p>
            </table:table-cell>
            <table:table-cell table:style-name="Tabla4.A1" office:value-type="string">
              <text:p text:style-name="MP2">Universidad de Buenos Aires <text:s text:c="124"/></text:p>
              <text:p text:style-name="MP2">Facultad de Ingeniería </text:p>
              <text:p text:style-name="MP2">Curso Martes</text:p>
              <text:p text:style-name="MP2"><text:user-defined style:data-style-name="N0" text:name="Cuatrimestre">Primer Cuatrimestre 2019</text:user-defined></text:p>
            </table:table-cell>
            <table:table-cell table:style-name="Tabla4.A1" office:value-type="string">
              <text:p text:style-name="MP3"/>
              <text:p text:style-name="MP4">Carpeta de Trabajo Práctico</text:p>
            </table:table-cell>
          </table:table-row>
        </table:table>
        <text:p text:style-name="MP5"><draw:line text:anchor-type="char" draw:z-index="29" draw:style-name="Mgr1" draw:text-style-name="MP6" svg:x1="0.048cm" svg:y1="0.129cm" svg:x2="15.542cm" svg:y2="0.129cm"><text:p/></draw:line></text:p>
      </style:header>
      <style:footer>
        <text:p text:style-name="MP7"><draw:line text:anchor-type="char" draw:z-index="19" draw:style-name="Mgr1" draw:text-style-name="MP6" svg:x1="0.048cm" svg:y1="0.095cm" svg:x2="15.542cm" svg:y2="0.095cm"><text:p/></draw:line><text:s text:c="164"/></text:p>
        <text:p text:style-name="Header"><text:span text:style-name="MT2"><text:s text:c="6"/></text:span>Grupo:<text:span text:style-name="MT3">1</text:span><text:tab/><text:tab/>Página <text:span text:style-name="Page_20_Number"><text:page-number style:num-format="1" text:select-page="current">8</text:page-number></text:span><text:span text:style-name="Page_20_Number"><text:s/>de </text:span><text:span text:style-name="Page_20_Number"><text:page-count style:num-format="1">10</text:page-count></text:span></text:p>
        <text:p text:style-name="Header"><text:tab/><text:tab/> <text:s text:c="47"/></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dc:subject/>
    <meta:keyword/>
    <meta:initial-creator>Sandra Abraham</meta:initial-creator>
    <meta:creation-date>2019-04-13T22:29:00</meta:creation-date>
    <dc:date>2019-04-30T19:27:55.894573418</dc:date>
    <meta:print-date>2018-04-24T00:37:00</meta:print-date>
    <meta:editing-cycles>11</meta:editing-cycles>
    <meta:editing-duration>PT3H22M25S</meta:editing-duration>
    <meta:generator>LibreOffice/6.0.7.3$Linux_x86 LibreOffice_project/00m0$Build-3</meta:generator>
    <meta:document-statistic meta:table-count="4" meta:image-count="1" meta:object-count="0" meta:page-count="10" meta:paragraph-count="477" meta:word-count="3930" meta:character-count="23855" meta:non-whitespace-character-count="20084"/>
    <meta:user-defined meta:name="Cuatrimestre">Primer Cuatrimestre 2019</meta:user-defined>
    <meta:user-defined meta:name="Demonio">DetectO</meta:user-defined>
    <meta:user-defined meta:name="Glog">GlogO</meta:user-defined>
    <meta:user-defined meta:name="Grupo">01</meta:user-defined>
    <meta:user-defined meta:name="Inicializador" meta:value-type="string">Initializer</meta:user-defined>
    <meta:user-defined meta:name="Instalador" meta:value-type="string">Installer</meta:user-defined>
    <meta:user-defined meta:name="Listador" meta:value-type="string">ReportO</meta:user-defined>
    <meta:user-defined meta:name="Mover" meta:value-type="string">MoverO</meta:user-defined>
    <meta:user-defined meta:name="Proceso" meta:value-type="string">Process</meta:user-defined>
    <meta:user-defined meta:name="Start" meta:value-type="string">Start</meta:user-defined>
    <meta:user-defined meta:name="Stop" meta:value-type="string">Stop</meta:user-defined>
    <meta:user-defined meta:name="Tema" meta:value-type="string">O</meta:user-defined>
    <meta:user-defined meta:name="Vlog" meta:value-type="string">VlogO</meta:user-defined>
  </office:meta>
</office:document-meta>
</file>